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2" style:family="table-column">
      <style:table-column-properties fo:break-before="auto" style:column-width="100.91pt"/>
    </style:style>
    <style:style style:name="co3" style:family="table-column">
      <style:table-column-properties fo:break-before="auto" style:column-width="95.64pt"/>
    </style:style>
    <style:style style:name="co4" style:family="table-column">
      <style:table-column-properties fo:break-before="auto" style:column-width="94.9pt"/>
    </style:style>
    <style:style style:name="co5" style:family="table-column">
      <style:table-column-properties fo:break-before="auto" style:column-width="114.2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ombine" table:style-name="ta1">
        <table:table-column table:style-name="co5" table:default-cell-style-name="Default"/>
        <table:table-column table:style-name="co6" table:number-columns-repeated="4" table:default-cell-style-name="Default"/>
        <table:table-row table:style-name="ro1">
          <table:table-cell/>
          <table:table-cell office:value-type="string" calcext:value-type="string">
            <text:p>Average</text:p>
          </table:table-cell>
          <table:table-cell office:value-type="string" calcext:value-type="string">
            <text:p>Stdev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 office:value-type="string" calcext:value-type="string">
            <text:p>Precision (doc avg):</text:p>
          </table:table-cell>
          <table:table-cell table:formula="of:=AVERAGE([$evaltest_tfidf_split9_level2.B1];[$evaltest_tfidf_split8_level2.B1];[$evaltest_tfidf_split7_level2.B1];[$evaltest_tfidf_split6_level2.B1];[$evaltest_tfidf_split5_level2.B1];[$evaltest_tfidf_split4_level2.B1];[$evaltest_tfidf_split3_level2.B1];[$evaltest_tfidf_split2_level2.B1];[$evaltest_tfidf_split1_level2.B1];[$evaltest_tfidf_split0_level2.B1])" office:value-type="float" office:value="0.282334946539568" calcext:value-type="float">
            <text:p>0.282334946539568</text:p>
          </table:table-cell>
          <table:table-cell table:formula="of:=STDEV([$evaltest_tfidf_split9_level2.B1];[$evaltest_tfidf_split8_level2.B1];[$evaltest_tfidf_split7_level2.B1];[$evaltest_tfidf_split6_level2.B1];[$evaltest_tfidf_split5_level2.B1];[$evaltest_tfidf_split4_level2.B1];[$evaltest_tfidf_split3_level2.B1];[$evaltest_tfidf_split2_level2.B1];[$evaltest_tfidf_split1_level2.B1];[$evaltest_tfidf_split0_level2.B1])" office:value-type="float" office:value="0.0227976231247986" calcext:value-type="float">
            <text:p>0.022797623124799</text:p>
          </table:table-cell>
          <table:table-cell table:formula="of:=MAX([$evaltest_tfidf_split9_level2.B1];[$evaltest_tfidf_split8_level2.B1];[$evaltest_tfidf_split7_level2.B1];[$evaltest_tfidf_split6_level2.B1];[$evaltest_tfidf_split5_level2.B1];[$evaltest_tfidf_split4_level2.B1];[$evaltest_tfidf_split3_level2.B1];[$evaltest_tfidf_split2_level2.B1];[$evaltest_tfidf_split1_level2.B1];[$evaltest_tfidf_split0_level2.B1])" office:value-type="float" office:value="0.310810810810811" calcext:value-type="float">
            <text:p>0.310810810810811</text:p>
          </table:table-cell>
          <table:table-cell table:formula="of:=MIN([$evaltest_tfidf_split9_level2.B1];[$evaltest_tfidf_split8_level2.B1];[$evaltest_tfidf_split7_level2.B1];[$evaltest_tfidf_split6_level2.B1];[$evaltest_tfidf_split5_level2.B1];[$evaltest_tfidf_split4_level2.B1];[$evaltest_tfidf_split3_level2.B1];[$evaltest_tfidf_split2_level2.B1];[$evaltest_tfidf_split1_level2.B1];[$evaltest_tfidf_split0_level2.B1])" office:value-type="float" office:value="0.243243243243243" calcext:value-type="float">
            <text:p>0.243243243243243</text:p>
          </table:table-cell>
        </table:table-row>
        <table:table-row table:style-name="ro1">
          <table:table-cell office:value-type="string" calcext:value-type="string">
            <text:p>Recall (doc avg): <text:s text:c="2"/></text:p>
          </table:table-cell>
          <table:table-cell table:formula="of:=AVERAGE([$evaltest_tfidf_split9_level2.B2];[$evaltest_tfidf_split8_level2.B2];[$evaltest_tfidf_split7_level2.B2];[$evaltest_tfidf_split6_level2.B2];[$evaltest_tfidf_split5_level2.B2];[$evaltest_tfidf_split4_level2.B2];[$evaltest_tfidf_split3_level2.B2];[$evaltest_tfidf_split2_level2.B2];[$evaltest_tfidf_split1_level2.B2];[$evaltest_tfidf_split0_level2.B2])" office:value-type="float" office:value="0.90975648393144" calcext:value-type="float">
            <text:p>0.90975648393144</text:p>
          </table:table-cell>
          <table:table-cell table:formula="of:=STDEV([$evaltest_tfidf_split9_level2.B2];[$evaltest_tfidf_split8_level2.B2];[$evaltest_tfidf_split7_level2.B2];[$evaltest_tfidf_split6_level2.B2];[$evaltest_tfidf_split5_level2.B2];[$evaltest_tfidf_split4_level2.B2];[$evaltest_tfidf_split3_level2.B2];[$evaltest_tfidf_split2_level2.B2];[$evaltest_tfidf_split1_level2.B2];[$evaltest_tfidf_split0_level2.B2])" office:value-type="float" office:value="0.0424167215395822" calcext:value-type="float">
            <text:p>0.042416721539582</text:p>
          </table:table-cell>
          <table:table-cell table:formula="of:=MAX([$evaltest_tfidf_split9_level2.B2];[$evaltest_tfidf_split8_level2.B2];[$evaltest_tfidf_split7_level2.B2];[$evaltest_tfidf_split6_level2.B2];[$evaltest_tfidf_split5_level2.B2];[$evaltest_tfidf_split4_level2.B2];[$evaltest_tfidf_split3_level2.B2];[$evaltest_tfidf_split2_level2.B2];[$evaltest_tfidf_split1_level2.B2];[$evaltest_tfidf_split0_level2.B2])" office:value-type="float" office:value="0.951219512195122" calcext:value-type="float">
            <text:p>0.951219512195122</text:p>
          </table:table-cell>
          <table:table-cell table:formula="of:=MIN([$evaltest_tfidf_split9_level2.B2];[$evaltest_tfidf_split8_level2.B2];[$evaltest_tfidf_split7_level2.B2];[$evaltest_tfidf_split6_level2.B2];[$evaltest_tfidf_split5_level2.B2];[$evaltest_tfidf_split4_level2.B2];[$evaltest_tfidf_split3_level2.B2];[$evaltest_tfidf_split2_level2.B2];[$evaltest_tfidf_split1_level2.B2];[$evaltest_tfidf_split0_level2.B2])" office:value-type="float" office:value="0.8125" calcext:value-type="float">
            <text:p>0.8125</text:p>
          </table:table-cell>
        </table:table-row>
        <table:table-row table:style-name="ro1">
          <table:table-cell office:value-type="string" calcext:value-type="string">
            <text:p>F1 score (doc avg): </text:p>
          </table:table-cell>
          <table:table-cell table:formula="of:=AVERAGE([$evaltest_tfidf_split9_level2.B3];[$evaltest_tfidf_split8_level2.B3];[$evaltest_tfidf_split7_level2.B3];[$evaltest_tfidf_split6_level2.B3];[$evaltest_tfidf_split5_level2.B3];[$evaltest_tfidf_split4_level2.B3];[$evaltest_tfidf_split3_level2.B3];[$evaltest_tfidf_split2_level2.B3];[$evaltest_tfidf_split1_level2.B3];[$evaltest_tfidf_split0_level2.B3])" office:value-type="float" office:value="0.42199078195969" calcext:value-type="float">
            <text:p>0.42199078195969</text:p>
          </table:table-cell>
          <table:table-cell table:formula="of:=STDEV([$evaltest_tfidf_split9_level2.B3];[$evaltest_tfidf_split8_level2.B3];[$evaltest_tfidf_split7_level2.B3];[$evaltest_tfidf_split6_level2.B3];[$evaltest_tfidf_split5_level2.B3];[$evaltest_tfidf_split4_level2.B3];[$evaltest_tfidf_split3_level2.B3];[$evaltest_tfidf_split2_level2.B3];[$evaltest_tfidf_split1_level2.B3];[$evaltest_tfidf_split0_level2.B3])" office:value-type="float" office:value="0.0280145394777471" calcext:value-type="float">
            <text:p>0.028014539477747</text:p>
          </table:table-cell>
          <table:table-cell table:formula="of:=MAX([$evaltest_tfidf_split9_level2.B3];[$evaltest_tfidf_split8_level2.B3];[$evaltest_tfidf_split7_level2.B3];[$evaltest_tfidf_split6_level2.B3];[$evaltest_tfidf_split5_level2.B3];[$evaltest_tfidf_split4_level2.B3];[$evaltest_tfidf_split3_level2.B3];[$evaltest_tfidf_split2_level2.B3];[$evaltest_tfidf_split1_level2.B3];[$evaltest_tfidf_split0_level2.B3])" office:value-type="float" office:value="0.452252252252252" calcext:value-type="float">
            <text:p>0.452252252252252</text:p>
          </table:table-cell>
          <table:table-cell table:formula="of:=MIN([$evaltest_tfidf_split9_level2.B3];[$evaltest_tfidf_split8_level2.B3];[$evaltest_tfidf_split7_level2.B3];[$evaltest_tfidf_split6_level2.B3];[$evaltest_tfidf_split5_level2.B3];[$evaltest_tfidf_split4_level2.B3];[$evaltest_tfidf_split3_level2.B3];[$evaltest_tfidf_split2_level2.B3];[$evaltest_tfidf_split1_level2.B3];[$evaltest_tfidf_split0_level2.B3])" office:value-type="float" office:value="0.374774774774775" calcext:value-type="float">
            <text:p>0.374774774774775</text:p>
          </table:table-cell>
        </table:table-row>
        <table:table-row table:style-name="ro1">
          <table:table-cell office:value-type="string" calcext:value-type="string">
            <text:p>Precision (conc avg):</text:p>
          </table:table-cell>
          <table:table-cell table:formula="of:=AVERAGE([$evaltest_tfidf_split9_level2.B4];[$evaltest_tfidf_split8_level2.B4];[$evaltest_tfidf_split7_level2.B4];[$evaltest_tfidf_split6_level2.B4];[$evaltest_tfidf_split5_level2.B4];[$evaltest_tfidf_split4_level2.B4];[$evaltest_tfidf_split3_level2.B4];[$evaltest_tfidf_split2_level2.B4];[$evaltest_tfidf_split1_level2.B4];[$evaltest_tfidf_split0_level2.B4])" office:value-type="float" office:value="0.000698162493001906" calcext:value-type="float">
            <text:p>0.000698162493002</text:p>
          </table:table-cell>
          <table:table-cell table:formula="of:=STDEV([$evaltest_tfidf_split9_level2.B4];[$evaltest_tfidf_split8_level2.B4];[$evaltest_tfidf_split7_level2.B4];[$evaltest_tfidf_split6_level2.B4];[$evaltest_tfidf_split5_level2.B4];[$evaltest_tfidf_split4_level2.B4];[$evaltest_tfidf_split3_level2.B4];[$evaltest_tfidf_split2_level2.B4];[$evaltest_tfidf_split1_level2.B4];[$evaltest_tfidf_split0_level2.B4])" office:value-type="float" office:value="0.0000723875090813475" calcext:value-type="float">
            <text:p>7.23875090813475E-05</text:p>
          </table:table-cell>
          <table:table-cell table:formula="of:=MAX([$evaltest_tfidf_split9_level2.B4];[$evaltest_tfidf_split8_level2.B4];[$evaltest_tfidf_split7_level2.B4];[$evaltest_tfidf_split6_level2.B4];[$evaltest_tfidf_split5_level2.B4];[$evaltest_tfidf_split4_level2.B4];[$evaltest_tfidf_split3_level2.B4];[$evaltest_tfidf_split2_level2.B4];[$evaltest_tfidf_split1_level2.B4];[$evaltest_tfidf_split0_level2.B4])" office:value-type="float" office:value="0.000865729572444685" calcext:value-type="float">
            <text:p>0.000865729572445</text:p>
          </table:table-cell>
          <table:table-cell table:formula="of:=MIN([$evaltest_tfidf_split9_level2.B4];[$evaltest_tfidf_split8_level2.B4];[$evaltest_tfidf_split7_level2.B4];[$evaltest_tfidf_split6_level2.B4];[$evaltest_tfidf_split5_level2.B4];[$evaltest_tfidf_split4_level2.B4];[$evaltest_tfidf_split3_level2.B4];[$evaltest_tfidf_split2_level2.B4];[$evaltest_tfidf_split1_level2.B4];[$evaltest_tfidf_split0_level2.B4])" office:value-type="float" office:value="0.000586876399031228" calcext:value-type="float">
            <text:p>0.000586876399031</text:p>
          </table:table-cell>
        </table:table-row>
        <table:table-row table:style-name="ro1">
          <table:table-cell office:value-type="string" calcext:value-type="string">
            <text:p>Recall (conc avg): <text:s/></text:p>
          </table:table-cell>
          <table:table-cell table:formula="of:=AVERAGE([$evaltest_tfidf_split9_level2.B5];[$evaltest_tfidf_split8_level2.B5];[$evaltest_tfidf_split7_level2.B5];[$evaltest_tfidf_split6_level2.B5];[$evaltest_tfidf_split5_level2.B5];[$evaltest_tfidf_split4_level2.B5];[$evaltest_tfidf_split3_level2.B5];[$evaltest_tfidf_split2_level2.B5];[$evaltest_tfidf_split1_level2.B5];[$evaltest_tfidf_split0_level2.B5])" office:value-type="float" office:value="0.00230924772831806" calcext:value-type="float">
            <text:p>0.002309247728318</text:p>
          </table:table-cell>
          <table:table-cell table:formula="of:=STDEV([$evaltest_tfidf_split9_level2.B5];[$evaltest_tfidf_split8_level2.B5];[$evaltest_tfidf_split7_level2.B5];[$evaltest_tfidf_split6_level2.B5];[$evaltest_tfidf_split5_level2.B5];[$evaltest_tfidf_split4_level2.B5];[$evaltest_tfidf_split3_level2.B5];[$evaltest_tfidf_split2_level2.B5];[$evaltest_tfidf_split1_level2.B5];[$evaltest_tfidf_split0_level2.B5])" office:value-type="float" office:value="0.000219698946828555" calcext:value-type="float">
            <text:p>0.000219698946829</text:p>
          </table:table-cell>
          <table:table-cell table:formula="of:=MAX([$evaltest_tfidf_split9_level2.B5];[$evaltest_tfidf_split8_level2.B5];[$evaltest_tfidf_split7_level2.B5];[$evaltest_tfidf_split6_level2.B5];[$evaltest_tfidf_split5_level2.B5];[$evaltest_tfidf_split4_level2.B5];[$evaltest_tfidf_split3_level2.B5];[$evaltest_tfidf_split2_level2.B5];[$evaltest_tfidf_split1_level2.B5];[$evaltest_tfidf_split0_level2.B5])" office:value-type="float" office:value="0.00267963477570464" calcext:value-type="float">
            <text:p>0.002679634775705</text:p>
          </table:table-cell>
          <table:table-cell table:formula="of:=MIN([$evaltest_tfidf_split9_level2.B5];[$evaltest_tfidf_split8_level2.B5];[$evaltest_tfidf_split7_level2.B5];[$evaltest_tfidf_split6_level2.B5];[$evaltest_tfidf_split5_level2.B5];[$evaltest_tfidf_split4_level2.B5];[$evaltest_tfidf_split3_level2.B5];[$evaltest_tfidf_split2_level2.B5];[$evaltest_tfidf_split1_level2.B5];[$evaltest_tfidf_split0_level2.B5])" office:value-type="float" office:value="0.00201965065502183" calcext:value-type="float">
            <text:p>0.002019650655022</text:p>
          </table:table-cell>
        </table:table-row>
        <table:table-row table:style-name="ro1">
          <table:table-cell office:value-type="string" calcext:value-type="string">
            <text:p>F1 score (conc avg):</text:p>
          </table:table-cell>
          <table:table-cell table:formula="of:=AVERAGE([$evaltest_tfidf_split9_level2.B6];[$evaltest_tfidf_split8_level2.B6];[$evaltest_tfidf_split7_level2.B6];[$evaltest_tfidf_split6_level2.B6];[$evaltest_tfidf_split5_level2.B6];[$evaltest_tfidf_split4_level2.B6];[$evaltest_tfidf_split3_level2.B6];[$evaltest_tfidf_split2_level2.B6];[$evaltest_tfidf_split1_level2.B6];[$evaltest_tfidf_split0_level2.B6])" office:value-type="float" office:value="0.00102086068170554" calcext:value-type="float">
            <text:p>0.001020860681706</text:p>
          </table:table-cell>
          <table:table-cell table:formula="of:=STDEV([$evaltest_tfidf_split9_level2.B6];[$evaltest_tfidf_split8_level2.B6];[$evaltest_tfidf_split7_level2.B6];[$evaltest_tfidf_split6_level2.B6];[$evaltest_tfidf_split5_level2.B6];[$evaltest_tfidf_split4_level2.B6];[$evaltest_tfidf_split3_level2.B6];[$evaltest_tfidf_split2_level2.B6];[$evaltest_tfidf_split1_level2.B6];[$evaltest_tfidf_split0_level2.B6])" office:value-type="float" office:value="0.0000926703796596619" calcext:value-type="float">
            <text:p>9.26703796596619E-05</text:p>
          </table:table-cell>
          <table:table-cell table:formula="of:=MAX([$evaltest_tfidf_split9_level2.B6];[$evaltest_tfidf_split8_level2.B6];[$evaltest_tfidf_split7_level2.B6];[$evaltest_tfidf_split6_level2.B6];[$evaltest_tfidf_split5_level2.B6];[$evaltest_tfidf_split4_level2.B6];[$evaltest_tfidf_split3_level2.B6];[$evaltest_tfidf_split2_level2.B6];[$evaltest_tfidf_split1_level2.B6];[$evaltest_tfidf_split0_level2.B6])" office:value-type="float" office:value="0.00121904403329856" calcext:value-type="float">
            <text:p>0.001219044033299</text:p>
          </table:table-cell>
          <table:table-cell table:formula="of:=MIN([$evaltest_tfidf_split9_level2.B6];[$evaltest_tfidf_split8_level2.B6];[$evaltest_tfidf_split7_level2.B6];[$evaltest_tfidf_split6_level2.B6];[$evaltest_tfidf_split5_level2.B6];[$evaltest_tfidf_split4_level2.B6];[$evaltest_tfidf_split3_level2.B6];[$evaltest_tfidf_split2_level2.B6];[$evaltest_tfidf_split1_level2.B6];[$evaltest_tfidf_split0_level2.B6])" office:value-type="float" office:value="0.000866885836933508" calcext:value-type="float">
            <text:p>0.000866885836934</text:p>
          </table:table-cell>
        </table:table-row>
        <table:table-row table:style-name="ro1">
          <table:table-cell office:value-type="string" calcext:value-type="string">
            <text:p>Precision (microavg):</text:p>
          </table:table-cell>
          <table:table-cell table:formula="of:=AVERAGE([$evaltest_tfidf_split9_level2.B7];[$evaltest_tfidf_split8_level2.B7];[$evaltest_tfidf_split7_level2.B7];[$evaltest_tfidf_split6_level2.B7];[$evaltest_tfidf_split5_level2.B7];[$evaltest_tfidf_split4_level2.B7];[$evaltest_tfidf_split3_level2.B7];[$evaltest_tfidf_split2_level2.B7];[$evaltest_tfidf_split1_level2.B7];[$evaltest_tfidf_split0_level2.B7])" office:value-type="float" office:value="0.290937562332204" calcext:value-type="float">
            <text:p>0.290937562332204</text:p>
          </table:table-cell>
          <table:table-cell table:formula="of:=STDEV([$evaltest_tfidf_split9_level2.B7];[$evaltest_tfidf_split8_level2.B7];[$evaltest_tfidf_split7_level2.B7];[$evaltest_tfidf_split6_level2.B7];[$evaltest_tfidf_split5_level2.B7];[$evaltest_tfidf_split4_level2.B7];[$evaltest_tfidf_split3_level2.B7];[$evaltest_tfidf_split2_level2.B7];[$evaltest_tfidf_split1_level2.B7];[$evaltest_tfidf_split0_level2.B7])" office:value-type="float" office:value="0.0193017954181829" calcext:value-type="float">
            <text:p>0.019301795418183</text:p>
          </table:table-cell>
          <table:table-cell table:formula="of:=MAX([$evaltest_tfidf_split9_level2.B7];[$evaltest_tfidf_split8_level2.B7];[$evaltest_tfidf_split7_level2.B7];[$evaltest_tfidf_split6_level2.B7];[$evaltest_tfidf_split5_level2.B7];[$evaltest_tfidf_split4_level2.B7];[$evaltest_tfidf_split3_level2.B7];[$evaltest_tfidf_split2_level2.B7];[$evaltest_tfidf_split1_level2.B7];[$evaltest_tfidf_split0_level2.B7])" office:value-type="float" office:value="0.328571428571429" calcext:value-type="float">
            <text:p>0.328571428571429</text:p>
          </table:table-cell>
          <table:table-cell table:formula="of:=MIN([$evaltest_tfidf_split9_level2.B7];[$evaltest_tfidf_split8_level2.B7];[$evaltest_tfidf_split7_level2.B7];[$evaltest_tfidf_split6_level2.B7];[$evaltest_tfidf_split5_level2.B7];[$evaltest_tfidf_split4_level2.B7];[$evaltest_tfidf_split3_level2.B7];[$evaltest_tfidf_split2_level2.B7];[$evaltest_tfidf_split1_level2.B7];[$evaltest_tfidf_split0_level2.B7])" office:value-type="float" office:value="0.262773722627737" calcext:value-type="float">
            <text:p>0.262773722627737</text:p>
          </table:table-cell>
        </table:table-row>
        <table:table-row table:style-name="ro1">
          <table:table-cell office:value-type="string" calcext:value-type="string">
            <text:p>Recall (microavg): <text:s/></text:p>
          </table:table-cell>
          <table:table-cell table:formula="of:=AVERAGE([$evaltest_tfidf_split9_level2.B8];[$evaltest_tfidf_split8_level2.B8];[$evaltest_tfidf_split7_level2.B8];[$evaltest_tfidf_split6_level2.B8];[$evaltest_tfidf_split5_level2.B8];[$evaltest_tfidf_split4_level2.B8];[$evaltest_tfidf_split3_level2.B8];[$evaltest_tfidf_split2_level2.B8];[$evaltest_tfidf_split1_level2.B8];[$evaltest_tfidf_split0_level2.B8])" office:value-type="float" office:value="0.952157168840198" calcext:value-type="float">
            <text:p>0.952157168840198</text:p>
          </table:table-cell>
          <table:table-cell table:formula="of:=STDEV([$evaltest_tfidf_split9_level2.B8];[$evaltest_tfidf_split8_level2.B8];[$evaltest_tfidf_split7_level2.B8];[$evaltest_tfidf_split6_level2.B8];[$evaltest_tfidf_split5_level2.B8];[$evaltest_tfidf_split4_level2.B8];[$evaltest_tfidf_split3_level2.B8];[$evaltest_tfidf_split2_level2.B8];[$evaltest_tfidf_split1_level2.B8];[$evaltest_tfidf_split0_level2.B8])" office:value-type="float" office:value="0.0219037564725524" calcext:value-type="float">
            <text:p>0.021903756472553</text:p>
          </table:table-cell>
          <table:table-cell table:formula="of:=MAX([$evaltest_tfidf_split9_level2.B8];[$evaltest_tfidf_split8_level2.B8];[$evaltest_tfidf_split7_level2.B8];[$evaltest_tfidf_split6_level2.B8];[$evaltest_tfidf_split5_level2.B8];[$evaltest_tfidf_split4_level2.B8];[$evaltest_tfidf_split3_level2.B8];[$evaltest_tfidf_split2_level2.B8];[$evaltest_tfidf_split1_level2.B8];[$evaltest_tfidf_split0_level2.B8])" office:value-type="float" office:value="0.98" calcext:value-type="float">
            <text:p>0.98</text:p>
          </table:table-cell>
          <table:table-cell table:formula="of:=MIN([$evaltest_tfidf_split9_level2.B8];[$evaltest_tfidf_split8_level2.B8];[$evaltest_tfidf_split7_level2.B8];[$evaltest_tfidf_split6_level2.B8];[$evaltest_tfidf_split5_level2.B8];[$evaltest_tfidf_split4_level2.B8];[$evaltest_tfidf_split3_level2.B8];[$evaltest_tfidf_split2_level2.B8];[$evaltest_tfidf_split1_level2.B8];[$evaltest_tfidf_split0_level2.B8])" office:value-type="float" office:value="0.92" calcext:value-type="float">
            <text:p>0.92</text:p>
          </table:table-cell>
        </table:table-row>
        <table:table-row table:style-name="ro1">
          <table:table-cell office:value-type="string" calcext:value-type="string">
            <text:p>F1 score (microavg):</text:p>
          </table:table-cell>
          <table:table-cell table:formula="of:=AVERAGE([$evaltest_tfidf_split9_level2.B9];[$evaltest_tfidf_split8_level2.B9];[$evaltest_tfidf_split7_level2.B9];[$evaltest_tfidf_split6_level2.B9];[$evaltest_tfidf_split5_level2.B9];[$evaltest_tfidf_split4_level2.B9];[$evaltest_tfidf_split3_level2.B9];[$evaltest_tfidf_split2_level2.B9];[$evaltest_tfidf_split1_level2.B9];[$evaltest_tfidf_split0_level2.B9])" office:value-type="float" office:value="0.445324179850283" calcext:value-type="float">
            <text:p>0.445324179850283</text:p>
          </table:table-cell>
          <table:table-cell table:formula="of:=STDEV([$evaltest_tfidf_split9_level2.B9];[$evaltest_tfidf_split8_level2.B9];[$evaltest_tfidf_split7_level2.B9];[$evaltest_tfidf_split6_level2.B9];[$evaltest_tfidf_split5_level2.B9];[$evaltest_tfidf_split4_level2.B9];[$evaltest_tfidf_split3_level2.B9];[$evaltest_tfidf_split2_level2.B9];[$evaltest_tfidf_split1_level2.B9];[$evaltest_tfidf_split0_level2.B9])" office:value-type="float" office:value="0.0223963253595767" calcext:value-type="float">
            <text:p>0.022396325359577</text:p>
          </table:table-cell>
          <table:table-cell table:formula="of:=MAX([$evaltest_tfidf_split9_level2.B9];[$evaltest_tfidf_split8_level2.B9];[$evaltest_tfidf_split7_level2.B9];[$evaltest_tfidf_split6_level2.B9];[$evaltest_tfidf_split5_level2.B9];[$evaltest_tfidf_split4_level2.B9];[$evaltest_tfidf_split3_level2.B9];[$evaltest_tfidf_split2_level2.B9];[$evaltest_tfidf_split1_level2.B9];[$evaltest_tfidf_split0_level2.B9])" office:value-type="float" office:value="0.48421052631579" calcext:value-type="float">
            <text:p>0.48421052631579</text:p>
          </table:table-cell>
          <table:table-cell table:formula="of:=MIN([$evaltest_tfidf_split9_level2.B9];[$evaltest_tfidf_split8_level2.B9];[$evaltest_tfidf_split7_level2.B9];[$evaltest_tfidf_split6_level2.B9];[$evaltest_tfidf_split5_level2.B9];[$evaltest_tfidf_split4_level2.B9];[$evaltest_tfidf_split3_level2.B9];[$evaltest_tfidf_split2_level2.B9];[$evaltest_tfidf_split1_level2.B9];[$evaltest_tfidf_split0_level2.B9])" office:value-type="float" office:value="0.409090909090909" calcext:value-type="float">
            <text:p>0.409090909090909</text:p>
          </table:table-cell>
        </table:table-row>
        <table:table-row table:style-name="ro1">
          <table:table-cell office:value-type="string" calcext:value-type="string">
            <text:p>NDCG: <text:s text:c="14"/></text:p>
          </table:table-cell>
          <table:table-cell table:formula="of:=AVERAGE([$evaltest_tfidf_split9_level2.B10];[$evaltest_tfidf_split8_level2.B10];[$evaltest_tfidf_split7_level2.B10];[$evaltest_tfidf_split6_level2.B10];[$evaltest_tfidf_split5_level2.B10];[$evaltest_tfidf_split4_level2.B10];[$evaltest_tfidf_split3_level2.B10];[$evaltest_tfidf_split2_level2.B10];[$evaltest_tfidf_split1_level2.B10];[$evaltest_tfidf_split0_level2.B10])" office:value-type="float" office:value="0.713031974606819" calcext:value-type="float">
            <text:p>0.713031974606819</text:p>
          </table:table-cell>
          <table:table-cell table:formula="of:=STDEV([$evaltest_tfidf_split9_level2.B10];[$evaltest_tfidf_split8_level2.B10];[$evaltest_tfidf_split7_level2.B10];[$evaltest_tfidf_split6_level2.B10];[$evaltest_tfidf_split5_level2.B10];[$evaltest_tfidf_split4_level2.B10];[$evaltest_tfidf_split3_level2.B10];[$evaltest_tfidf_split2_level2.B10];[$evaltest_tfidf_split1_level2.B10];[$evaltest_tfidf_split0_level2.B10])" office:value-type="float" office:value="0.0375697735431083" calcext:value-type="float">
            <text:p>0.037569773543108</text:p>
          </table:table-cell>
          <table:table-cell table:formula="of:=MAX([$evaltest_tfidf_split9_level2.B10];[$evaltest_tfidf_split8_level2.B10];[$evaltest_tfidf_split7_level2.B10];[$evaltest_tfidf_split6_level2.B10];[$evaltest_tfidf_split5_level2.B10];[$evaltest_tfidf_split4_level2.B10];[$evaltest_tfidf_split3_level2.B10];[$evaltest_tfidf_split2_level2.B10];[$evaltest_tfidf_split1_level2.B10];[$evaltest_tfidf_split0_level2.B10])" office:value-type="float" office:value="0.756799167391589" calcext:value-type="float">
            <text:p>0.756799167391589</text:p>
          </table:table-cell>
          <table:table-cell table:formula="of:=MIN([$evaltest_tfidf_split9_level2.B10];[$evaltest_tfidf_split8_level2.B10];[$evaltest_tfidf_split7_level2.B10];[$evaltest_tfidf_split6_level2.B10];[$evaltest_tfidf_split5_level2.B10];[$evaltest_tfidf_split4_level2.B10];[$evaltest_tfidf_split3_level2.B10];[$evaltest_tfidf_split2_level2.B10];[$evaltest_tfidf_split1_level2.B10];[$evaltest_tfidf_split0_level2.B10])" office:value-type="float" office:value="0.648921411625885" calcext:value-type="float">
            <text:p>0.648921411625885</text:p>
          </table:table-cell>
        </table:table-row>
        <table:table-row table:style-name="ro1">
          <table:table-cell office:value-type="string" calcext:value-type="string">
            <text:p>NDCG@5: <text:s text:c="12"/></text:p>
          </table:table-cell>
          <table:table-cell table:formula="of:=AVERAGE([$evaltest_tfidf_split9_level2.B11];[$evaltest_tfidf_split8_level2.B11];[$evaltest_tfidf_split7_level2.B11];[$evaltest_tfidf_split6_level2.B11];[$evaltest_tfidf_split5_level2.B11];[$evaltest_tfidf_split4_level2.B11];[$evaltest_tfidf_split3_level2.B11];[$evaltest_tfidf_split2_level2.B11];[$evaltest_tfidf_split1_level2.B11];[$evaltest_tfidf_split0_level2.B11])" office:value-type="float" office:value="0.713031974606819" calcext:value-type="float">
            <text:p>0.713031974606819</text:p>
          </table:table-cell>
          <table:table-cell table:formula="of:=STDEV([$evaltest_tfidf_split9_level2.B11];[$evaltest_tfidf_split8_level2.B11];[$evaltest_tfidf_split7_level2.B11];[$evaltest_tfidf_split6_level2.B11];[$evaltest_tfidf_split5_level2.B11];[$evaltest_tfidf_split4_level2.B11];[$evaltest_tfidf_split3_level2.B11];[$evaltest_tfidf_split2_level2.B11];[$evaltest_tfidf_split1_level2.B11];[$evaltest_tfidf_split0_level2.B11])" office:value-type="float" office:value="0.0375697735431083" calcext:value-type="float">
            <text:p>0.037569773543108</text:p>
          </table:table-cell>
          <table:table-cell table:formula="of:=MAX([$evaltest_tfidf_split9_level2.B11];[$evaltest_tfidf_split8_level2.B11];[$evaltest_tfidf_split7_level2.B11];[$evaltest_tfidf_split6_level2.B11];[$evaltest_tfidf_split5_level2.B11];[$evaltest_tfidf_split4_level2.B11];[$evaltest_tfidf_split3_level2.B11];[$evaltest_tfidf_split2_level2.B11];[$evaltest_tfidf_split1_level2.B11];[$evaltest_tfidf_split0_level2.B11])" office:value-type="float" office:value="0.756799167391589" calcext:value-type="float">
            <text:p>0.756799167391589</text:p>
          </table:table-cell>
          <table:table-cell table:formula="of:=MIN([$evaltest_tfidf_split9_level2.B11];[$evaltest_tfidf_split8_level2.B11];[$evaltest_tfidf_split7_level2.B11];[$evaltest_tfidf_split6_level2.B11];[$evaltest_tfidf_split5_level2.B11];[$evaltest_tfidf_split4_level2.B11];[$evaltest_tfidf_split3_level2.B11];[$evaltest_tfidf_split2_level2.B11];[$evaltest_tfidf_split1_level2.B11];[$evaltest_tfidf_split0_level2.B11])" office:value-type="float" office:value="0.648921411625885" calcext:value-type="float">
            <text:p>0.648921411625885</text:p>
          </table:table-cell>
        </table:table-row>
        <table:table-row table:style-name="ro1">
          <table:table-cell office:value-type="string" calcext:value-type="string">
            <text:p>NDCG@10: <text:s text:c="11"/></text:p>
          </table:table-cell>
          <table:table-cell table:formula="of:=AVERAGE([$evaltest_tfidf_split9_level2.B12];[$evaltest_tfidf_split8_level2.B12];[$evaltest_tfidf_split7_level2.B12];[$evaltest_tfidf_split6_level2.B12];[$evaltest_tfidf_split5_level2.B12];[$evaltest_tfidf_split4_level2.B12];[$evaltest_tfidf_split3_level2.B12];[$evaltest_tfidf_split2_level2.B12];[$evaltest_tfidf_split1_level2.B12];[$evaltest_tfidf_split0_level2.B12])" office:value-type="float" office:value="0.713031974606819" calcext:value-type="float">
            <text:p>0.713031974606819</text:p>
          </table:table-cell>
          <table:table-cell table:formula="of:=STDEV([$evaltest_tfidf_split9_level2.B12];[$evaltest_tfidf_split8_level2.B12];[$evaltest_tfidf_split7_level2.B12];[$evaltest_tfidf_split6_level2.B12];[$evaltest_tfidf_split5_level2.B12];[$evaltest_tfidf_split4_level2.B12];[$evaltest_tfidf_split3_level2.B12];[$evaltest_tfidf_split2_level2.B12];[$evaltest_tfidf_split1_level2.B12];[$evaltest_tfidf_split0_level2.B12])" office:value-type="float" office:value="0.0375697735431083" calcext:value-type="float">
            <text:p>0.037569773543108</text:p>
          </table:table-cell>
          <table:table-cell table:formula="of:=MAX([$evaltest_tfidf_split9_level2.B12];[$evaltest_tfidf_split8_level2.B12];[$evaltest_tfidf_split7_level2.B12];[$evaltest_tfidf_split6_level2.B12];[$evaltest_tfidf_split5_level2.B12];[$evaltest_tfidf_split4_level2.B12];[$evaltest_tfidf_split3_level2.B12];[$evaltest_tfidf_split2_level2.B12];[$evaltest_tfidf_split1_level2.B12];[$evaltest_tfidf_split0_level2.B12])" office:value-type="float" office:value="0.756799167391589" calcext:value-type="float">
            <text:p>0.756799167391589</text:p>
          </table:table-cell>
          <table:table-cell table:formula="of:=MIN([$evaltest_tfidf_split9_level2.B12];[$evaltest_tfidf_split8_level2.B12];[$evaltest_tfidf_split7_level2.B12];[$evaltest_tfidf_split6_level2.B12];[$evaltest_tfidf_split5_level2.B12];[$evaltest_tfidf_split4_level2.B12];[$evaltest_tfidf_split3_level2.B12];[$evaltest_tfidf_split2_level2.B12];[$evaltest_tfidf_split1_level2.B12];[$evaltest_tfidf_split0_level2.B12])" office:value-type="float" office:value="0.648921411625885" calcext:value-type="float">
            <text:p>0.648921411625885</text:p>
          </table:table-cell>
        </table:table-row>
        <table:table-row table:style-name="ro1">
          <table:table-cell office:value-type="string" calcext:value-type="string">
            <text:p>Precision@1: <text:s text:c="7"/></text:p>
          </table:table-cell>
          <table:table-cell table:formula="of:=AVERAGE([$evaltest_tfidf_split9_level2.B13];[$evaltest_tfidf_split8_level2.B13];[$evaltest_tfidf_split7_level2.B13];[$evaltest_tfidf_split6_level2.B13];[$evaltest_tfidf_split5_level2.B13];[$evaltest_tfidf_split4_level2.B13];[$evaltest_tfidf_split3_level2.B13];[$evaltest_tfidf_split2_level2.B13];[$evaltest_tfidf_split1_level2.B13];[$evaltest_tfidf_split0_level2.B13])" office:value-type="float" office:value="0.366751393623693" calcext:value-type="float">
            <text:p>0.366751393623693</text:p>
          </table:table-cell>
          <table:table-cell table:formula="of:=STDEV([$evaltest_tfidf_split9_level2.B13];[$evaltest_tfidf_split8_level2.B13];[$evaltest_tfidf_split7_level2.B13];[$evaltest_tfidf_split6_level2.B13];[$evaltest_tfidf_split5_level2.B13];[$evaltest_tfidf_split4_level2.B13];[$evaltest_tfidf_split3_level2.B13];[$evaltest_tfidf_split2_level2.B13];[$evaltest_tfidf_split1_level2.B13];[$evaltest_tfidf_split0_level2.B13])" office:value-type="float" office:value="0.0760047735040545" calcext:value-type="float">
            <text:p>0.076004773504055</text:p>
          </table:table-cell>
          <table:table-cell table:formula="of:=MAX([$evaltest_tfidf_split9_level2.B13];[$evaltest_tfidf_split8_level2.B13];[$evaltest_tfidf_split7_level2.B13];[$evaltest_tfidf_split6_level2.B13];[$evaltest_tfidf_split5_level2.B13];[$evaltest_tfidf_split4_level2.B13];[$evaltest_tfidf_split3_level2.B13];[$evaltest_tfidf_split2_level2.B13];[$evaltest_tfidf_split1_level2.B13];[$evaltest_tfidf_split0_level2.B13])" office:value-type="float" office:value="0.486486486486487" calcext:value-type="float">
            <text:p>0.486486486486487</text:p>
          </table:table-cell>
          <table:table-cell table:formula="of:=MIN([$evaltest_tfidf_split9_level2.B13];[$evaltest_tfidf_split8_level2.B13];[$evaltest_tfidf_split7_level2.B13];[$evaltest_tfidf_split6_level2.B13];[$evaltest_tfidf_split5_level2.B13];[$evaltest_tfidf_split4_level2.B13];[$evaltest_tfidf_split3_level2.B13];[$evaltest_tfidf_split2_level2.B13];[$evaltest_tfidf_split1_level2.B13];[$evaltest_tfidf_split0_level2.B13])"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Precision@3: <text:s text:c="7"/></text:p>
          </table:table-cell>
          <table:table-cell table:formula="of:=AVERAGE([$evaltest_tfidf_split9_level2.B14];[$evaltest_tfidf_split8_level2.B14];[$evaltest_tfidf_split7_level2.B14];[$evaltest_tfidf_split6_level2.B14];[$evaltest_tfidf_split5_level2.B14];[$evaltest_tfidf_split4_level2.B14];[$evaltest_tfidf_split3_level2.B14];[$evaltest_tfidf_split2_level2.B14];[$evaltest_tfidf_split1_level2.B14];[$evaltest_tfidf_split0_level2.B14])" office:value-type="float" office:value="0.331054817676058" calcext:value-type="float">
            <text:p>0.331054817676058</text:p>
          </table:table-cell>
          <table:table-cell table:formula="of:=STDEV([$evaltest_tfidf_split9_level2.B14];[$evaltest_tfidf_split8_level2.B14];[$evaltest_tfidf_split7_level2.B14];[$evaltest_tfidf_split6_level2.B14];[$evaltest_tfidf_split5_level2.B14];[$evaltest_tfidf_split4_level2.B14];[$evaltest_tfidf_split3_level2.B14];[$evaltest_tfidf_split2_level2.B14];[$evaltest_tfidf_split1_level2.B14];[$evaltest_tfidf_split0_level2.B14])" office:value-type="float" office:value="0.0198661912970113" calcext:value-type="float">
            <text:p>0.019866191297011</text:p>
          </table:table-cell>
          <table:table-cell table:formula="of:=MAX([$evaltest_tfidf_split9_level2.B14];[$evaltest_tfidf_split8_level2.B14];[$evaltest_tfidf_split7_level2.B14];[$evaltest_tfidf_split6_level2.B14];[$evaltest_tfidf_split5_level2.B14];[$evaltest_tfidf_split4_level2.B14];[$evaltest_tfidf_split3_level2.B14];[$evaltest_tfidf_split2_level2.B14];[$evaltest_tfidf_split1_level2.B14];[$evaltest_tfidf_split0_level2.B14])" office:value-type="float" office:value="0.36036036036036" calcext:value-type="float">
            <text:p>0.36036036036036</text:p>
          </table:table-cell>
          <table:table-cell table:formula="of:=MIN([$evaltest_tfidf_split9_level2.B14];[$evaltest_tfidf_split8_level2.B14];[$evaltest_tfidf_split7_level2.B14];[$evaltest_tfidf_split6_level2.B14];[$evaltest_tfidf_split5_level2.B14];[$evaltest_tfidf_split4_level2.B14];[$evaltest_tfidf_split3_level2.B14];[$evaltest_tfidf_split2_level2.B14];[$evaltest_tfidf_split1_level2.B14];[$evaltest_tfidf_split0_level2.B14])" office:value-type="float" office:value="0.302083333333333" calcext:value-type="float">
            <text:p>0.302083333333333</text:p>
          </table:table-cell>
        </table:table-row>
        <table:table-row table:style-name="ro1">
          <table:table-cell office:value-type="string" calcext:value-type="string">
            <text:p>Precision@5: <text:s text:c="7"/></text:p>
          </table:table-cell>
          <table:table-cell table:formula="of:=AVERAGE([$evaltest_tfidf_split9_level2.B15];[$evaltest_tfidf_split8_level2.B15];[$evaltest_tfidf_split7_level2.B15];[$evaltest_tfidf_split6_level2.B15];[$evaltest_tfidf_split5_level2.B15];[$evaltest_tfidf_split4_level2.B15];[$evaltest_tfidf_split3_level2.B15];[$evaltest_tfidf_split2_level2.B15];[$evaltest_tfidf_split1_level2.B15];[$evaltest_tfidf_split0_level2.B15])" office:value-type="float" office:value="0.282334946539568" calcext:value-type="float">
            <text:p>0.282334946539568</text:p>
          </table:table-cell>
          <table:table-cell table:formula="of:=STDEV([$evaltest_tfidf_split9_level2.B15];[$evaltest_tfidf_split8_level2.B15];[$evaltest_tfidf_split7_level2.B15];[$evaltest_tfidf_split6_level2.B15];[$evaltest_tfidf_split5_level2.B15];[$evaltest_tfidf_split4_level2.B15];[$evaltest_tfidf_split3_level2.B15];[$evaltest_tfidf_split2_level2.B15];[$evaltest_tfidf_split1_level2.B15];[$evaltest_tfidf_split0_level2.B15])" office:value-type="float" office:value="0.0227976231247986" calcext:value-type="float">
            <text:p>0.022797623124799</text:p>
          </table:table-cell>
          <table:table-cell table:formula="of:=MAX([$evaltest_tfidf_split9_level2.B15];[$evaltest_tfidf_split8_level2.B15];[$evaltest_tfidf_split7_level2.B15];[$evaltest_tfidf_split6_level2.B15];[$evaltest_tfidf_split5_level2.B15];[$evaltest_tfidf_split4_level2.B15];[$evaltest_tfidf_split3_level2.B15];[$evaltest_tfidf_split2_level2.B15];[$evaltest_tfidf_split1_level2.B15];[$evaltest_tfidf_split0_level2.B15])" office:value-type="float" office:value="0.310810810810811" calcext:value-type="float">
            <text:p>0.310810810810811</text:p>
          </table:table-cell>
          <table:table-cell table:formula="of:=MIN([$evaltest_tfidf_split9_level2.B15];[$evaltest_tfidf_split8_level2.B15];[$evaltest_tfidf_split7_level2.B15];[$evaltest_tfidf_split6_level2.B15];[$evaltest_tfidf_split5_level2.B15];[$evaltest_tfidf_split4_level2.B15];[$evaltest_tfidf_split3_level2.B15];[$evaltest_tfidf_split2_level2.B15];[$evaltest_tfidf_split1_level2.B15];[$evaltest_tfidf_split0_level2.B15])" office:value-type="float" office:value="0.243243243243243" calcext:value-type="float">
            <text:p>0.243243243243243</text:p>
          </table:table-cell>
        </table:table-row>
        <table:table-row table:style-name="ro1">
          <table:table-cell office:value-type="string" calcext:value-type="string">
            <text:p>LRAP: <text:s text:c="14"/></text:p>
          </table:table-cell>
          <table:table-cell table:formula="of:=AVERAGE([$evaltest_tfidf_split9_level2.B16];[$evaltest_tfidf_split8_level2.B16];[$evaltest_tfidf_split7_level2.B16];[$evaltest_tfidf_split6_level2.B16];[$evaltest_tfidf_split5_level2.B16];[$evaltest_tfidf_split4_level2.B16];[$evaltest_tfidf_split3_level2.B16];[$evaltest_tfidf_split2_level2.B16];[$evaltest_tfidf_split1_level2.B16];[$evaltest_tfidf_split0_level2.B16])" office:value-type="float" office:value="0.62445934398121" calcext:value-type="float">
            <text:p>0.62445934398121</text:p>
          </table:table-cell>
          <table:table-cell table:formula="of:=STDEV([$evaltest_tfidf_split9_level2.B16];[$evaltest_tfidf_split8_level2.B16];[$evaltest_tfidf_split7_level2.B16];[$evaltest_tfidf_split6_level2.B16];[$evaltest_tfidf_split5_level2.B16];[$evaltest_tfidf_split4_level2.B16];[$evaltest_tfidf_split3_level2.B16];[$evaltest_tfidf_split2_level2.B16];[$evaltest_tfidf_split1_level2.B16];[$evaltest_tfidf_split0_level2.B16])" office:value-type="float" office:value="0.0472436785101613" calcext:value-type="float">
            <text:p>0.047243678510161</text:p>
          </table:table-cell>
          <table:table-cell table:formula="of:=MAX([$evaltest_tfidf_split9_level2.B16];[$evaltest_tfidf_split8_level2.B16];[$evaltest_tfidf_split7_level2.B16];[$evaltest_tfidf_split6_level2.B16];[$evaltest_tfidf_split5_level2.B16];[$evaltest_tfidf_split4_level2.B16];[$evaltest_tfidf_split3_level2.B16];[$evaltest_tfidf_split2_level2.B16];[$evaltest_tfidf_split1_level2.B16];[$evaltest_tfidf_split0_level2.B16])" office:value-type="float" office:value="0.682308724526929" calcext:value-type="float">
            <text:p>0.682308724526929</text:p>
          </table:table-cell>
          <table:table-cell table:formula="of:=MIN([$evaltest_tfidf_split9_level2.B16];[$evaltest_tfidf_split8_level2.B16];[$evaltest_tfidf_split7_level2.B16];[$evaltest_tfidf_split6_level2.B16];[$evaltest_tfidf_split5_level2.B16];[$evaltest_tfidf_split4_level2.B16];[$evaltest_tfidf_split3_level2.B16];[$evaltest_tfidf_split2_level2.B16];[$evaltest_tfidf_split1_level2.B16];[$evaltest_tfidf_split0_level2.B16])" office:value-type="float" office:value="0.539624272197962" calcext:value-type="float">
            <text:p>0.539624272197962</text:p>
          </table:table-cell>
        </table:table-row>
        <table:table-row table:style-name="ro1">
          <table:table-cell office:value-type="string" calcext:value-type="string">
            <text:p>True positives: <text:s text:c="4"/></text:p>
          </table:table-cell>
          <table:table-cell table:formula="of:=AVERAGE([$evaltest_tfidf_split9_level2.B17];[$evaltest_tfidf_split8_level2.B17];[$evaltest_tfidf_split7_level2.B17];[$evaltest_tfidf_split6_level2.B17];[$evaltest_tfidf_split5_level2.B17];[$evaltest_tfidf_split4_level2.B17];[$evaltest_tfidf_split3_level2.B17];[$evaltest_tfidf_split2_level2.B17];[$evaltest_tfidf_split1_level2.B17];[$evaltest_tfidf_split0_level2.B17])" office:value-type="float" office:value="48.2" calcext:value-type="float">
            <text:p>48.2</text:p>
          </table:table-cell>
          <table:table-cell table:formula="of:=STDEV([$evaltest_tfidf_split9_level2.B17];[$evaltest_tfidf_split8_level2.B17];[$evaltest_tfidf_split7_level2.B17];[$evaltest_tfidf_split6_level2.B17];[$evaltest_tfidf_split5_level2.B17];[$evaltest_tfidf_split4_level2.B17];[$evaltest_tfidf_split3_level2.B17];[$evaltest_tfidf_split2_level2.B17];[$evaltest_tfidf_split1_level2.B17];[$evaltest_tfidf_split0_level2.B17])" office:value-type="float" office:value="10.0310628660288" calcext:value-type="float">
            <text:p>10.0310628660288</text:p>
          </table:table-cell>
          <table:table-cell table:formula="of:=MAX([$evaltest_tfidf_split9_level2.B17];[$evaltest_tfidf_split8_level2.B17];[$evaltest_tfidf_split7_level2.B17];[$evaltest_tfidf_split6_level2.B17];[$evaltest_tfidf_split5_level2.B17];[$evaltest_tfidf_split4_level2.B17];[$evaltest_tfidf_split3_level2.B17];[$evaltest_tfidf_split2_level2.B17];[$evaltest_tfidf_split1_level2.B17];[$evaltest_tfidf_split0_level2.B17])" office:value-type="float" office:value="64" calcext:value-type="float">
            <text:p>64</text:p>
          </table:table-cell>
          <table:table-cell table:formula="of:=MIN([$evaltest_tfidf_split9_level2.B17];[$evaltest_tfidf_split8_level2.B17];[$evaltest_tfidf_split7_level2.B17];[$evaltest_tfidf_split6_level2.B17];[$evaltest_tfidf_split5_level2.B17];[$evaltest_tfidf_split4_level2.B17];[$evaltest_tfidf_split3_level2.B17];[$evaltest_tfidf_split2_level2.B17];[$evaltest_tfidf_split1_level2.B17];[$evaltest_tfidf_split0_level2.B17])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False positives: <text:s text:c="3"/></text:p>
          </table:table-cell>
          <table:table-cell table:formula="of:=AVERAGE([$evaltest_tfidf_split9_level2.B18];[$evaltest_tfidf_split8_level2.B18];[$evaltest_tfidf_split7_level2.B18];[$evaltest_tfidf_split6_level2.B18];[$evaltest_tfidf_split5_level2.B18];[$evaltest_tfidf_split4_level2.B18];[$evaltest_tfidf_split3_level2.B18];[$evaltest_tfidf_split2_level2.B18];[$evaltest_tfidf_split1_level2.B18];[$evaltest_tfidf_split0_level2.B18])" office:value-type="float" office:value="117.3" calcext:value-type="float">
            <text:p>117.3</text:p>
          </table:table-cell>
          <table:table-cell table:formula="of:=STDEV([$evaltest_tfidf_split9_level2.B18];[$evaltest_tfidf_split8_level2.B18];[$evaltest_tfidf_split7_level2.B18];[$evaltest_tfidf_split6_level2.B18];[$evaltest_tfidf_split5_level2.B18];[$evaltest_tfidf_split4_level2.B18];[$evaltest_tfidf_split3_level2.B18];[$evaltest_tfidf_split2_level2.B18];[$evaltest_tfidf_split1_level2.B18];[$evaltest_tfidf_split0_level2.B18])" office:value-type="float" office:value="23.561031858181" calcext:value-type="float">
            <text:p>23.561031858181</text:p>
          </table:table-cell>
          <table:table-cell table:formula="of:=MAX([$evaltest_tfidf_split9_level2.B18];[$evaltest_tfidf_split8_level2.B18];[$evaltest_tfidf_split7_level2.B18];[$evaltest_tfidf_split6_level2.B18];[$evaltest_tfidf_split5_level2.B18];[$evaltest_tfidf_split4_level2.B18];[$evaltest_tfidf_split3_level2.B18];[$evaltest_tfidf_split2_level2.B18];[$evaltest_tfidf_split1_level2.B18];[$evaltest_tfidf_split0_level2.B18])" office:value-type="float" office:value="160" calcext:value-type="float">
            <text:p>160</text:p>
          </table:table-cell>
          <table:table-cell table:formula="of:=MIN([$evaltest_tfidf_split9_level2.B18];[$evaltest_tfidf_split8_level2.B18];[$evaltest_tfidf_split7_level2.B18];[$evaltest_tfidf_split6_level2.B18];[$evaltest_tfidf_split5_level2.B18];[$evaltest_tfidf_split4_level2.B18];[$evaltest_tfidf_split3_level2.B18];[$evaltest_tfidf_split2_level2.B18];[$evaltest_tfidf_split1_level2.B18];[$evaltest_tfidf_split0_level2.B18])"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False negatives: <text:s text:c="3"/></text:p>
          </table:table-cell>
          <table:table-cell table:formula="of:=AVERAGE([$evaltest_tfidf_split9_level2.B19];[$evaltest_tfidf_split8_level2.B19];[$evaltest_tfidf_split7_level2.B19];[$evaltest_tfidf_split6_level2.B19];[$evaltest_tfidf_split5_level2.B19];[$evaltest_tfidf_split4_level2.B19];[$evaltest_tfidf_split3_level2.B19];[$evaltest_tfidf_split2_level2.B19];[$evaltest_tfidf_split1_level2.B19];[$evaltest_tfidf_split0_level2.B19])" office:value-type="float" office:value="2.4" calcext:value-type="float">
            <text:p>2.4</text:p>
          </table:table-cell>
          <table:table-cell table:formula="of:=STDEV([$evaltest_tfidf_split9_level2.B19];[$evaltest_tfidf_split8_level2.B19];[$evaltest_tfidf_split7_level2.B19];[$evaltest_tfidf_split6_level2.B19];[$evaltest_tfidf_split5_level2.B19];[$evaltest_tfidf_split4_level2.B19];[$evaltest_tfidf_split3_level2.B19];[$evaltest_tfidf_split2_level2.B19];[$evaltest_tfidf_split1_level2.B19];[$evaltest_tfidf_split0_level2.B19])" office:value-type="float" office:value="1.07496769977314" calcext:value-type="float">
            <text:p>1.07496769977314</text:p>
          </table:table-cell>
          <table:table-cell table:formula="of:=MAX([$evaltest_tfidf_split9_level2.B19];[$evaltest_tfidf_split8_level2.B19];[$evaltest_tfidf_split7_level2.B19];[$evaltest_tfidf_split6_level2.B19];[$evaltest_tfidf_split5_level2.B19];[$evaltest_tfidf_split4_level2.B19];[$evaltest_tfidf_split3_level2.B19];[$evaltest_tfidf_split2_level2.B19];[$evaltest_tfidf_split1_level2.B19];[$evaltest_tfidf_split0_level2.B19])" office:value-type="float" office:value="4" calcext:value-type="float">
            <text:p>4</text:p>
          </table:table-cell>
          <table:table-cell table:formula="of:=MIN([$evaltest_tfidf_split9_level2.B19];[$evaltest_tfidf_split8_level2.B19];[$evaltest_tfidf_split7_level2.B19];[$evaltest_tfidf_split6_level2.B19];[$evaltest_tfidf_split5_level2.B19];[$evaltest_tfidf_split4_level2.B19];[$evaltest_tfidf_split3_level2.B19];[$evaltest_tfidf_split2_level2.B19];[$evaltest_tfidf_split1_level2.B19];[$evaltest_tfidf_split0_level2.B1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cuments evaluated:</text:p>
          </table:table-cell>
          <table:table-cell table:formula="of:=AVERAGE([$evaltest_tfidf_split9_level2.B20];[$evaltest_tfidf_split8_level2.B20];[$evaltest_tfidf_split7_level2.B20];[$evaltest_tfidf_split6_level2.B20];[$evaltest_tfidf_split5_level2.B20];[$evaltest_tfidf_split4_level2.B20];[$evaltest_tfidf_split3_level2.B20];[$evaltest_tfidf_split2_level2.B20];[$evaltest_tfidf_split1_level2.B20];[$evaltest_tfidf_split0_level2.B20])" office:value-type="float" office:value="42.9" calcext:value-type="float">
            <text:p>42.9</text:p>
          </table:table-cell>
          <table:table-cell table:formula="of:=STDEV([$evaltest_tfidf_split9_level2.B20];[$evaltest_tfidf_split8_level2.B20];[$evaltest_tfidf_split7_level2.B20];[$evaltest_tfidf_split6_level2.B20];[$evaltest_tfidf_split5_level2.B20];[$evaltest_tfidf_split4_level2.B20];[$evaltest_tfidf_split3_level2.B20];[$evaltest_tfidf_split2_level2.B20];[$evaltest_tfidf_split1_level2.B20];[$evaltest_tfidf_split0_level2.B20])" office:value-type="float" office:value="7.83794190673377" calcext:value-type="float">
            <text:p>7.83794190673377</text:p>
          </table:table-cell>
          <table:table-cell table:formula="of:=MAX([$evaltest_tfidf_split9_level2.B20];[$evaltest_tfidf_split8_level2.B20];[$evaltest_tfidf_split7_level2.B20];[$evaltest_tfidf_split6_level2.B20];[$evaltest_tfidf_split5_level2.B20];[$evaltest_tfidf_split4_level2.B20];[$evaltest_tfidf_split3_level2.B20];[$evaltest_tfidf_split2_level2.B20];[$evaltest_tfidf_split1_level2.B20];[$evaltest_tfidf_split0_level2.B20])" office:value-type="float" office:value="57" calcext:value-type="float">
            <text:p>57</text:p>
          </table:table-cell>
          <table:table-cell table:formula="of:=MIN([$evaltest_tfidf_split9_level2.B20];[$evaltest_tfidf_split8_level2.B20];[$evaltest_tfidf_split7_level2.B20];[$evaltest_tfidf_split6_level2.B20];[$evaltest_tfidf_split5_level2.B20];[$evaltest_tfidf_split4_level2.B20];[$evaltest_tfidf_split3_level2.B20];[$evaltest_tfidf_split2_level2.B20];[$evaltest_tfidf_split1_level2.B20];[$evaltest_tfidf_split0_level2.B20])" office:value-type="float" office:value="32" calcext:value-type="float">
            <text:p>32</text:p>
          </table:table-cell>
        </table:table-row>
      </table:table>
      <table:table table:name="evaltest_tfidf_split9_level2" table:style-name="ta1">
        <table:table-source xlink:type="simple" xlink:href="../evaltest_tfidf_split9_level2.out" table:table-name="evaltest_tfidf_split9_level2" table:filter-name="Text - txt - csv (StarCalc)" table:filter-options="9,34,76,1,,0,false,false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Precision (doc avg):</text:p>
          </table:table-cell>
          <table:table-cell office:value-type="float" office:value="0.272916666666667" calcext:value-type="float">
            <text:p>0.272916666666667</text:p>
          </table:table-cell>
        </table:table-row>
        <table:table-row table:style-name="ro1">
          <table:table-cell office:value-type="string" calcext:value-type="string">
            <text:p>Recall (doc avg): <text:s text:c="2"/></text:p>
          </table:table-cell>
          <table:table-cell office:value-type="float" office:value="0.925" calcext:value-type="float">
            <text:p>0.925</text:p>
          </table:table-cell>
        </table:table-row>
        <table:table-row table:style-name="ro1">
          <table:table-cell office:value-type="string" calcext:value-type="string">
            <text:p>F1 score (doc avg): </text:p>
          </table:table-cell>
          <table:table-cell office:value-type="float" office:value="0.413333333333333" calcext:value-type="float">
            <text:p>0.413333333333333</text:p>
          </table:table-cell>
        </table:table-row>
        <table:table-row table:style-name="ro1">
          <table:table-cell office:value-type="string" calcext:value-type="string">
            <text:p>Precision (conc avg):</text:p>
          </table:table-cell>
          <table:table-cell office:value-type="float" office:value="0.000720037689480143" calcext:value-type="float">
            <text:p>0.00072003768948</text:p>
          </table:table-cell>
        </table:table-row>
        <table:table-row table:style-name="ro1">
          <table:table-cell office:value-type="string" calcext:value-type="string">
            <text:p>Recall (conc avg): <text:s/></text:p>
          </table:table-cell>
          <table:table-cell office:value-type="float" office:value="0.0023955084217093" calcext:value-type="float">
            <text:p>0.002395508421709</text:p>
          </table:table-cell>
        </table:table-row>
        <table:table-row table:style-name="ro1">
          <table:table-cell office:value-type="string" calcext:value-type="string">
            <text:p>F1 score (conc avg):</text:p>
          </table:table-cell>
          <table:table-cell office:value-type="float" office:value="0.000989191821759047" calcext:value-type="float">
            <text:p>0.000989191821759</text:p>
          </table:table-cell>
        </table:table-row>
        <table:table-row table:style-name="ro1">
          <table:table-cell office:value-type="string" calcext:value-type="string">
            <text:p>Precision (microavg):</text:p>
          </table:table-cell>
          <table:table-cell office:value-type="float" office:value="0.28476821192053" calcext:value-type="float">
            <text:p>0.28476821192053</text:p>
          </table:table-cell>
        </table:table-row>
        <table:table-row table:style-name="ro1">
          <table:table-cell office:value-type="string" calcext:value-type="string">
            <text:p>Recall (microavg): <text:s/></text:p>
          </table:table-cell>
          <table:table-cell office:value-type="float" office:value="0.934782608695652" calcext:value-type="float">
            <text:p>0.934782608695652</text:p>
          </table:table-cell>
        </table:table-row>
        <table:table-row table:style-name="ro1">
          <table:table-cell office:value-type="string" calcext:value-type="string">
            <text:p>F1 score (microavg):</text:p>
          </table:table-cell>
          <table:table-cell office:value-type="float" office:value="0.436548223350254" calcext:value-type="float">
            <text:p>0.436548223350254</text:p>
          </table:table-cell>
        </table:table-row>
        <table:table-row table:style-name="ro1">
          <table:table-cell office:value-type="string" calcext:value-type="string">
            <text:p>NDCG: <text:s text:c="14"/></text:p>
          </table:table-cell>
          <table:table-cell office:value-type="float" office:value="0.649670698853329" calcext:value-type="float">
            <text:p>0.649670698853329</text:p>
          </table:table-cell>
        </table:table-row>
        <table:table-row table:style-name="ro1">
          <table:table-cell office:value-type="string" calcext:value-type="string">
            <text:p>NDCG@5: <text:s text:c="12"/></text:p>
          </table:table-cell>
          <table:table-cell office:value-type="float" office:value="0.649670698853329" calcext:value-type="float">
            <text:p>0.649670698853329</text:p>
          </table:table-cell>
        </table:table-row>
        <table:table-row table:style-name="ro1">
          <table:table-cell office:value-type="string" calcext:value-type="string">
            <text:p>NDCG@10: <text:s text:c="11"/></text:p>
          </table:table-cell>
          <table:table-cell office:value-type="float" office:value="0.649670698853329" calcext:value-type="float">
            <text:p>0.649670698853329</text:p>
          </table:table-cell>
        </table:table-row>
        <table:table-row table:style-name="ro1">
          <table:table-cell office:value-type="string" calcext:value-type="string">
            <text:p>Precision@1: <text:s text:c="7"/>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Precision@3: <text:s text:c="7"/></text:p>
          </table:table-cell>
          <table:table-cell office:value-type="float" office:value="0.316666666666667" calcext:value-type="float">
            <text:p>0.316666666666667</text:p>
          </table:table-cell>
        </table:table-row>
        <table:table-row table:style-name="ro1">
          <table:table-cell office:value-type="string" calcext:value-type="string">
            <text:p>Precision@5: <text:s text:c="7"/></text:p>
          </table:table-cell>
          <table:table-cell office:value-type="float" office:value="0.272916666666667" calcext:value-type="float">
            <text:p>0.272916666666667</text:p>
          </table:table-cell>
        </table:table-row>
        <table:table-row table:style-name="ro1">
          <table:table-cell office:value-type="string" calcext:value-type="string">
            <text:p>LRAP: <text:s text:c="14"/></text:p>
          </table:table-cell>
          <table:table-cell office:value-type="float" office:value="0.539624272197962" calcext:value-type="float">
            <text:p>0.539624272197962</text:p>
          </table:table-cell>
        </table:table-row>
        <table:table-row table:style-name="ro1">
          <table:table-cell office:value-type="string" calcext:value-type="string">
            <text:p>True positives: <text:s text:c="4"/>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False positives: <text:s text:c="3"/>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False negatives: <text:s text:c="3"/>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ocuments evaluated:</text:p>
          </table:table-cell>
          <table:table-cell office:value-type="float" office:value="40" calcext:value-type="float">
            <text:p>40</text:p>
          </table:table-cell>
        </table:table-row>
      </table:table>
      <table:table table:name="evaltest_tfidf_split8_level2" table:style-name="ta1">
        <table:table-source xlink:type="simple" xlink:href="../evaltest_tfidf_split8_level2.out" table:table-name="evaltest_tfidf_split8_level2" table:filter-name="Text - txt - csv (StarCalc)" table:filter-options="9,34,76,1,,0,false,false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Precision (doc avg):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Recall (doc avg): <text:s text:c="2"/></text:p>
          </table:table-cell>
          <table:table-cell office:value-type="float" office:value="0.8125" calcext:value-type="float">
            <text:p>0.8125</text:p>
          </table:table-cell>
        </table:table-row>
        <table:table-row table:style-name="ro1">
          <table:table-cell office:value-type="string" calcext:value-type="string">
            <text:p>F1 score (doc avg): </text:p>
          </table:table-cell>
          <table:table-cell office:value-type="float" office:value="0.375" calcext:value-type="float">
            <text:p>0.375</text:p>
          </table:table-cell>
        </table:table-row>
        <table:table-row table:style-name="ro1">
          <table:table-cell office:value-type="string" calcext:value-type="string">
            <text:p>Precision (conc avg):</text:p>
          </table:table-cell>
          <table:table-cell office:value-type="float" office:value="0.000657596995686139" calcext:value-type="float">
            <text:p>0.000657596995686</text:p>
          </table:table-cell>
        </table:table-row>
        <table:table-row table:style-name="ro1">
          <table:table-cell office:value-type="string" calcext:value-type="string">
            <text:p>Recall (conc avg): <text:s/></text:p>
          </table:table-cell>
          <table:table-cell office:value-type="float" office:value="0.00267963477570464" calcext:value-type="float">
            <text:p>0.002679634775705</text:p>
          </table:table-cell>
        </table:table-row>
        <table:table-row table:style-name="ro1">
          <table:table-cell office:value-type="string" calcext:value-type="string">
            <text:p>F1 score (conc avg):</text:p>
          </table:table-cell>
          <table:table-cell office:value-type="float" office:value="0.000979132665813889" calcext:value-type="float">
            <text:p>0.000979132665814</text:p>
          </table:table-cell>
        </table:table-row>
        <table:table-row table:style-name="ro1">
          <table:table-cell office:value-type="string" calcext:value-type="string">
            <text:p>Precision (microavg):</text:p>
          </table:table-cell>
          <table:table-cell office:value-type="float" office:value="0.266666666666667" calcext:value-type="float">
            <text:p>0.266666666666667</text:p>
          </table:table-cell>
        </table:table-row>
        <table:table-row table:style-name="ro1">
          <table:table-cell office:value-type="string" calcext:value-type="string">
            <text:p>Recall (microavg): <text:s/></text:p>
          </table:table-cell>
          <table:table-cell office:value-type="float" office:value="0.96969696969697" calcext:value-type="float">
            <text:p>0.96969696969697</text:p>
          </table:table-cell>
        </table:table-row>
        <table:table-row table:style-name="ro1">
          <table:table-cell office:value-type="string" calcext:value-type="string">
            <text:p>F1 score (microavg):</text:p>
          </table:table-cell>
          <table:table-cell office:value-type="float" office:value="0.418300653594771" calcext:value-type="float">
            <text:p>0.418300653594771</text:p>
          </table:table-cell>
        </table:table-row>
        <table:table-row table:style-name="ro1">
          <table:table-cell office:value-type="string" calcext:value-type="string">
            <text:p>NDCG: <text:s text:c="14"/></text:p>
          </table:table-cell>
          <table:table-cell office:value-type="float" office:value="0.756799167391589" calcext:value-type="float">
            <text:p>0.756799167391589</text:p>
          </table:table-cell>
        </table:table-row>
        <table:table-row table:style-name="ro1">
          <table:table-cell office:value-type="string" calcext:value-type="string">
            <text:p>NDCG@5: <text:s text:c="12"/></text:p>
          </table:table-cell>
          <table:table-cell office:value-type="float" office:value="0.756799167391589" calcext:value-type="float">
            <text:p>0.756799167391589</text:p>
          </table:table-cell>
        </table:table-row>
        <table:table-row table:style-name="ro1">
          <table:table-cell office:value-type="string" calcext:value-type="string">
            <text:p>NDCG@10: <text:s text:c="11"/></text:p>
          </table:table-cell>
          <table:table-cell office:value-type="float" office:value="0.756799167391589" calcext:value-type="float">
            <text:p>0.756799167391589</text:p>
          </table:table-cell>
        </table:table-row>
        <table:table-row table:style-name="ro1">
          <table:table-cell office:value-type="string" calcext:value-type="string">
            <text:p>Precision@1: <text:s text:c="7"/></text:p>
          </table:table-cell>
          <table:table-cell office:value-type="float" office:value="0.34375" calcext:value-type="float">
            <text:p>0.34375</text:p>
          </table:table-cell>
        </table:table-row>
        <table:table-row table:style-name="ro1">
          <table:table-cell office:value-type="string" calcext:value-type="string">
            <text:p>Precision@3: <text:s text:c="7"/></text:p>
          </table:table-cell>
          <table:table-cell office:value-type="float" office:value="0.302083333333333" calcext:value-type="float">
            <text:p>0.302083333333333</text:p>
          </table:table-cell>
        </table:table-row>
        <table:table-row table:style-name="ro1">
          <table:table-cell office:value-type="string" calcext:value-type="string">
            <text:p>Precision@5: <text:s text:c="7"/>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LRAP: <text:s text:c="14"/></text:p>
          </table:table-cell>
          <table:table-cell office:value-type="float" office:value="0.682308724526929" calcext:value-type="float">
            <text:p>0.682308724526929</text:p>
          </table:table-cell>
        </table:table-row>
        <table:table-row table:style-name="ro1">
          <table:table-cell office:value-type="string" calcext:value-type="string">
            <text:p>True positives: <text:s text:c="4"/>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False positives: <text:s text:c="3"/>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False negatives: <text:s text:c="3"/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cuments evaluated:</text:p>
          </table:table-cell>
          <table:table-cell office:value-type="float" office:value="32" calcext:value-type="float">
            <text:p>32</text:p>
          </table:table-cell>
        </table:table-row>
      </table:table>
      <table:table table:name="evaltest_tfidf_split7_level2" table:style-name="ta1">
        <table:table-source xlink:type="simple" xlink:href="../evaltest_tfidf_split7_level2.out" table:table-name="evaltest_tfidf_split7_level2" table:filter-name="Text - txt - csv (StarCalc)" table:filter-options="9,34,76,1,,0,false,false"/>
        <table:table-column table:style-name="co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Precision (doc avg):</text:p>
          </table:table-cell>
          <table:table-cell office:value-type="float" office:value="0.310810810810811" calcext:value-type="float">
            <text:p>0.310810810810811</text:p>
          </table:table-cell>
        </table:table-row>
        <table:table-row table:style-name="ro1">
          <table:table-cell office:value-type="string" calcext:value-type="string">
            <text:p>Recall (doc avg): <text:s text:c="2"/></text:p>
          </table:table-cell>
          <table:table-cell office:value-type="float" office:value="0.905405405405405" calcext:value-type="float">
            <text:p>0.905405405405405</text:p>
          </table:table-cell>
        </table:table-row>
        <table:table-row table:style-name="ro1">
          <table:table-cell office:value-type="string" calcext:value-type="string">
            <text:p>F1 score (doc avg): </text:p>
          </table:table-cell>
          <table:table-cell office:value-type="float" office:value="0.452252252252252" calcext:value-type="float">
            <text:p>0.452252252252252</text:p>
          </table:table-cell>
        </table:table-row>
        <table:table-row table:style-name="ro1">
          <table:table-cell office:value-type="string" calcext:value-type="string">
            <text:p>Precision (conc avg):</text:p>
          </table:table-cell>
          <table:table-cell office:value-type="float" office:value="0.000865729572444685" calcext:value-type="float">
            <text:p>0.000865729572445</text:p>
          </table:table-cell>
        </table:table-row>
        <table:table-row table:style-name="ro1">
          <table:table-cell office:value-type="string" calcext:value-type="string">
            <text:p>Recall (conc avg): <text:s/></text:p>
          </table:table-cell>
          <table:table-cell office:value-type="float" office:value="0.00239887382210986" calcext:value-type="float">
            <text:p>0.00239887382211</text:p>
          </table:table-cell>
        </table:table-row>
        <table:table-row table:style-name="ro1">
          <table:table-cell office:value-type="string" calcext:value-type="string">
            <text:p>F1 score (conc avg):</text:p>
          </table:table-cell>
          <table:table-cell office:value-type="float" office:value="0.00121904403329856" calcext:value-type="float">
            <text:p>0.001219044033299</text:p>
          </table:table-cell>
        </table:table-row>
        <table:table-row table:style-name="ro1">
          <table:table-cell office:value-type="string" calcext:value-type="string">
            <text:p>Precision (microavg):</text:p>
          </table:table-cell>
          <table:table-cell office:value-type="float" office:value="0.328571428571429" calcext:value-type="float">
            <text:p>0.328571428571429</text:p>
          </table:table-cell>
        </table:table-row>
        <table:table-row table:style-name="ro1">
          <table:table-cell office:value-type="string" calcext:value-type="string">
            <text:p>Recall (microavg): <text:s/></text:p>
          </table:table-cell>
          <table:table-cell office:value-type="float" office:value="0.92" calcext:value-type="float">
            <text:p>0.92</text:p>
          </table:table-cell>
        </table:table-row>
        <table:table-row table:style-name="ro1">
          <table:table-cell office:value-type="string" calcext:value-type="string">
            <text:p>F1 score (microavg):</text:p>
          </table:table-cell>
          <table:table-cell office:value-type="float" office:value="0.48421052631579" calcext:value-type="float">
            <text:p>0.48421052631579</text:p>
          </table:table-cell>
        </table:table-row>
        <table:table-row table:style-name="ro1">
          <table:table-cell office:value-type="string" calcext:value-type="string">
            <text:p>NDCG: <text:s text:c="14"/></text:p>
          </table:table-cell>
          <table:table-cell office:value-type="float" office:value="0.74519188326478" calcext:value-type="float">
            <text:p>0.74519188326478</text:p>
          </table:table-cell>
        </table:table-row>
        <table:table-row table:style-name="ro1">
          <table:table-cell office:value-type="string" calcext:value-type="string">
            <text:p>NDCG@5: <text:s text:c="12"/></text:p>
          </table:table-cell>
          <table:table-cell office:value-type="float" office:value="0.74519188326478" calcext:value-type="float">
            <text:p>0.74519188326478</text:p>
          </table:table-cell>
        </table:table-row>
        <table:table-row table:style-name="ro1">
          <table:table-cell office:value-type="string" calcext:value-type="string">
            <text:p>NDCG@10: <text:s text:c="11"/></text:p>
          </table:table-cell>
          <table:table-cell office:value-type="float" office:value="0.74519188326478" calcext:value-type="float">
            <text:p>0.74519188326478</text:p>
          </table:table-cell>
        </table:table-row>
        <table:table-row table:style-name="ro1">
          <table:table-cell office:value-type="string" calcext:value-type="string">
            <text:p>Precision@1: <text:s text:c="7"/></text:p>
          </table:table-cell>
          <table:table-cell office:value-type="float" office:value="0.486486486486487" calcext:value-type="float">
            <text:p>0.486486486486487</text:p>
          </table:table-cell>
        </table:table-row>
        <table:table-row table:style-name="ro1">
          <table:table-cell office:value-type="string" calcext:value-type="string">
            <text:p>Precision@3: <text:s text:c="7"/></text:p>
          </table:table-cell>
          <table:table-cell office:value-type="float" office:value="0.36036036036036" calcext:value-type="float">
            <text:p>0.36036036036036</text:p>
          </table:table-cell>
        </table:table-row>
        <table:table-row table:style-name="ro1">
          <table:table-cell office:value-type="string" calcext:value-type="string">
            <text:p>Precision@5: <text:s text:c="7"/></text:p>
          </table:table-cell>
          <table:table-cell office:value-type="float" office:value="0.310810810810811" calcext:value-type="float">
            <text:p>0.310810810810811</text:p>
          </table:table-cell>
        </table:table-row>
        <table:table-row table:style-name="ro1">
          <table:table-cell office:value-type="string" calcext:value-type="string">
            <text:p>LRAP: <text:s text:c="14"/></text:p>
          </table:table-cell>
          <table:table-cell office:value-type="float" office:value="0.675734686651717" calcext:value-type="float">
            <text:p>0.675734686651717</text:p>
          </table:table-cell>
        </table:table-row>
        <table:table-row table:style-name="ro1">
          <table:table-cell office:value-type="string" calcext:value-type="string">
            <text:p>True positives: <text:s text:c="4"/>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False positives: <text:s text:c="3"/>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False negatives: <text:s text:c="3"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ocuments evaluated:</text:p>
          </table:table-cell>
          <table:table-cell office:value-type="float" office:value="37" calcext:value-type="float">
            <text:p>37</text:p>
          </table:table-cell>
        </table:table-row>
      </table:table>
      <table:table table:name="evaltest_tfidf_split6_level2" table:style-name="ta1">
        <table:table-source xlink:type="simple" xlink:href="../evaltest_tfidf_split6_level2.out" table:table-name="evaltest_tfidf_split6_level2" table:filter-name="Text - txt - csv (StarCalc)" table:filter-options="9,34,76,1,,0,false,false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Precision (doc avg):</text:p>
          </table:table-cell>
          <table:table-cell office:value-type="float" office:value="0.307823129251701" calcext:value-type="float">
            <text:p>0.307823129251701</text:p>
          </table:table-cell>
        </table:table-row>
        <table:table-row table:style-name="ro1">
          <table:table-cell office:value-type="string" calcext:value-type="string">
            <text:p>Recall (doc avg): <text:s text:c="2"/></text:p>
          </table:table-cell>
          <table:table-cell office:value-type="float" office:value="0.918367346938775" calcext:value-type="float">
            <text:p>0.918367346938775</text:p>
          </table:table-cell>
        </table:table-row>
        <table:table-row table:style-name="ro1">
          <table:table-cell office:value-type="string" calcext:value-type="string">
            <text:p>F1 score (doc avg): </text:p>
          </table:table-cell>
          <table:table-cell office:value-type="float" office:value="0.446938775510204" calcext:value-type="float">
            <text:p>0.446938775510204</text:p>
          </table:table-cell>
        </table:table-row>
        <table:table-row table:style-name="ro1">
          <table:table-cell office:value-type="string" calcext:value-type="string">
            <text:p>Precision (conc avg):</text:p>
          </table:table-cell>
          <table:table-cell office:value-type="float" office:value="0.000731399109087718" calcext:value-type="float">
            <text:p>0.000731399109088</text:p>
          </table:table-cell>
        </table:table-row>
        <table:table-row table:style-name="ro1">
          <table:table-cell office:value-type="string" calcext:value-type="string">
            <text:p>Recall (conc avg): <text:s/></text:p>
          </table:table-cell>
          <table:table-cell office:value-type="float" office:value="0.0023535416548517" calcext:value-type="float">
            <text:p>0.002353541654852</text:p>
          </table:table-cell>
        </table:table-row>
        <table:table-row table:style-name="ro1">
          <table:table-cell office:value-type="string" calcext:value-type="string">
            <text:p>F1 score (conc avg):</text:p>
          </table:table-cell>
          <table:table-cell office:value-type="float" office:value="0.00109280701181194" calcext:value-type="float">
            <text:p>0.001092807011812</text:p>
          </table:table-cell>
        </table:table-row>
        <table:table-row table:style-name="ro1">
          <table:table-cell office:value-type="string" calcext:value-type="string">
            <text:p>Precision (microavg):</text:p>
          </table:table-cell>
          <table:table-cell office:value-type="float" office:value="0.303191489361702" calcext:value-type="float">
            <text:p>0.303191489361702</text:p>
          </table:table-cell>
        </table:table-row>
        <table:table-row table:style-name="ro1">
          <table:table-cell office:value-type="string" calcext:value-type="string">
            <text:p>Recall (microavg): <text:s/>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string" calcext:value-type="string">
            <text:p>F1 score (microavg):</text:p>
          </table:table-cell>
          <table:table-cell office:value-type="float" office:value="0.459677419354839" calcext:value-type="float">
            <text:p>0.459677419354839</text:p>
          </table:table-cell>
        </table:table-row>
        <table:table-row table:style-name="ro1">
          <table:table-cell office:value-type="string" calcext:value-type="string">
            <text:p>NDCG: <text:s text:c="14"/></text:p>
          </table:table-cell>
          <table:table-cell office:value-type="float" office:value="0.704323233588045" calcext:value-type="float">
            <text:p>0.704323233588045</text:p>
          </table:table-cell>
        </table:table-row>
        <table:table-row table:style-name="ro1">
          <table:table-cell office:value-type="string" calcext:value-type="string">
            <text:p>NDCG@5: <text:s text:c="12"/></text:p>
          </table:table-cell>
          <table:table-cell office:value-type="float" office:value="0.704323233588045" calcext:value-type="float">
            <text:p>0.704323233588045</text:p>
          </table:table-cell>
        </table:table-row>
        <table:table-row table:style-name="ro1">
          <table:table-cell office:value-type="string" calcext:value-type="string">
            <text:p>NDCG@10: <text:s text:c="11"/></text:p>
          </table:table-cell>
          <table:table-cell office:value-type="float" office:value="0.704323233588045" calcext:value-type="float">
            <text:p>0.704323233588045</text:p>
          </table:table-cell>
        </table:table-row>
        <table:table-row table:style-name="ro1">
          <table:table-cell office:value-type="string" calcext:value-type="string">
            <text:p>Precision@1: <text:s text:c="7"/></text:p>
          </table:table-cell>
          <table:table-cell office:value-type="float" office:value="0.408163265306122" calcext:value-type="float">
            <text:p>0.408163265306122</text:p>
          </table:table-cell>
        </table:table-row>
        <table:table-row table:style-name="ro1">
          <table:table-cell office:value-type="string" calcext:value-type="string">
            <text:p>Precision@3: <text:s text:c="7"/></text:p>
          </table:table-cell>
          <table:table-cell office:value-type="float" office:value="0.353741496598639" calcext:value-type="float">
            <text:p>0.353741496598639</text:p>
          </table:table-cell>
        </table:table-row>
        <table:table-row table:style-name="ro1">
          <table:table-cell office:value-type="string" calcext:value-type="string">
            <text:p>Precision@5: <text:s text:c="7"/></text:p>
          </table:table-cell>
          <table:table-cell office:value-type="float" office:value="0.307823129251701" calcext:value-type="float">
            <text:p>0.307823129251701</text:p>
          </table:table-cell>
        </table:table-row>
        <table:table-row table:style-name="ro1">
          <table:table-cell office:value-type="string" calcext:value-type="string">
            <text:p>LRAP: <text:s text:c="14"/></text:p>
          </table:table-cell>
          <table:table-cell office:value-type="float" office:value="0.620781718801057" calcext:value-type="float">
            <text:p>0.620781718801057</text:p>
          </table:table-cell>
        </table:table-row>
        <table:table-row table:style-name="ro1">
          <table:table-cell office:value-type="string" calcext:value-type="string">
            <text:p>True positives: <text:s text:c="4"/>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False positives: <text:s text:c="3"/>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False negatives: <text:s text:c="3"/>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ocuments evaluated:</text:p>
          </table:table-cell>
          <table:table-cell office:value-type="float" office:value="49" calcext:value-type="float">
            <text:p>49</text:p>
          </table:table-cell>
        </table:table-row>
      </table:table>
      <table:table table:name="evaltest_tfidf_split5_level2" table:style-name="ta1">
        <table:table-source xlink:type="simple" xlink:href="../evaltest_tfidf_split5_level2.out" table:table-name="evaltest_tfidf_split5_level2" table:filter-name="Text - txt - csv (StarCalc)" table:filter-options="9,34,76,1,,0,false,false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Precision (doc avg):</text:p>
          </table:table-cell>
          <table:table-cell office:value-type="float" office:value="0.298245614035088" calcext:value-type="float">
            <text:p>0.298245614035088</text:p>
          </table:table-cell>
        </table:table-row>
        <table:table-row table:style-name="ro1">
          <table:table-cell office:value-type="string" calcext:value-type="string">
            <text:p>Recall (doc avg): <text:s text:c="2"/></text:p>
          </table:table-cell>
          <table:table-cell office:value-type="float" office:value="0.93421052631579" calcext:value-type="float">
            <text:p>0.93421052631579</text:p>
          </table:table-cell>
        </table:table-row>
        <table:table-row table:style-name="ro1">
          <table:table-cell office:value-type="string" calcext:value-type="string">
            <text:p>F1 score (doc avg): </text:p>
          </table:table-cell>
          <table:table-cell office:value-type="float" office:value="0.442982456140351" calcext:value-type="float">
            <text:p>0.442982456140351</text:p>
          </table:table-cell>
        </table:table-row>
        <table:table-row table:style-name="ro1">
          <table:table-cell office:value-type="string" calcext:value-type="string">
            <text:p>Precision (conc avg):</text:p>
          </table:table-cell>
          <table:table-cell office:value-type="float" office:value="0.000696764716501151" calcext:value-type="float">
            <text:p>0.000696764716501</text:p>
          </table:table-cell>
        </table:table-row>
        <table:table-row table:style-name="ro1">
          <table:table-cell office:value-type="string" calcext:value-type="string">
            <text:p>Recall (conc avg): <text:s/></text:p>
          </table:table-cell>
          <table:table-cell office:value-type="float" office:value="0.0020924308588064" calcext:value-type="float">
            <text:p>0.002092430858806</text:p>
          </table:table-cell>
        </table:table-row>
        <table:table-row table:style-name="ro1">
          <table:table-cell office:value-type="string" calcext:value-type="string">
            <text:p>F1 score (conc avg):</text:p>
          </table:table-cell>
          <table:table-cell office:value-type="float" office:value="0.00103321633889319" calcext:value-type="float">
            <text:p>0.001033216338893</text:p>
          </table:table-cell>
        </table:table-row>
        <table:table-row table:style-name="ro1">
          <table:table-cell office:value-type="string" calcext:value-type="string">
            <text:p>Precision (microavg):</text:p>
          </table:table-cell>
          <table:table-cell office:value-type="float" office:value="0.298013245033113" calcext:value-type="float">
            <text:p>0.298013245033113</text:p>
          </table:table-cell>
        </table:table-row>
        <table:table-row table:style-name="ro1">
          <table:table-cell office:value-type="string" calcext:value-type="string">
            <text:p>Recall (microavg): <text:s/></text:p>
          </table:table-cell>
          <table:table-cell office:value-type="float" office:value="0.978260869565217" calcext:value-type="float">
            <text:p>0.978260869565217</text:p>
          </table:table-cell>
        </table:table-row>
        <table:table-row table:style-name="ro1">
          <table:table-cell office:value-type="string" calcext:value-type="string">
            <text:p>F1 score (microavg):</text:p>
          </table:table-cell>
          <table:table-cell office:value-type="float" office:value="0.456852791878173" calcext:value-type="float">
            <text:p>0.456852791878173</text:p>
          </table:table-cell>
        </table:table-row>
        <table:table-row table:style-name="ro1">
          <table:table-cell office:value-type="string" calcext:value-type="string">
            <text:p>NDCG: <text:s text:c="14"/></text:p>
          </table:table-cell>
          <table:table-cell office:value-type="float" office:value="0.728427041003077" calcext:value-type="float">
            <text:p>0.728427041003077</text:p>
          </table:table-cell>
        </table:table-row>
        <table:table-row table:style-name="ro1">
          <table:table-cell office:value-type="string" calcext:value-type="string">
            <text:p>NDCG@5: <text:s text:c="12"/></text:p>
          </table:table-cell>
          <table:table-cell office:value-type="float" office:value="0.728427041003077" calcext:value-type="float">
            <text:p>0.728427041003077</text:p>
          </table:table-cell>
        </table:table-row>
        <table:table-row table:style-name="ro1">
          <table:table-cell office:value-type="string" calcext:value-type="string">
            <text:p>NDCG@10: <text:s text:c="11"/></text:p>
          </table:table-cell>
          <table:table-cell office:value-type="float" office:value="0.728427041003077" calcext:value-type="float">
            <text:p>0.728427041003077</text:p>
          </table:table-cell>
        </table:table-row>
        <table:table-row table:style-name="ro1">
          <table:table-cell office:value-type="string" calcext:value-type="string">
            <text:p>Precision@1: <text:s text:c="7"/></text:p>
          </table:table-cell>
          <table:table-cell office:value-type="float" office:value="0.368421052631579" calcext:value-type="float">
            <text:p>0.368421052631579</text:p>
          </table:table-cell>
        </table:table-row>
        <table:table-row table:style-name="ro1">
          <table:table-cell office:value-type="string" calcext:value-type="string">
            <text:p>Precision@3: <text:s text:c="7"/></text:p>
          </table:table-cell>
          <table:table-cell office:value-type="float" office:value="0.350877192982456" calcext:value-type="float">
            <text:p>0.350877192982456</text:p>
          </table:table-cell>
        </table:table-row>
        <table:table-row table:style-name="ro1">
          <table:table-cell office:value-type="string" calcext:value-type="string">
            <text:p>Precision@5: <text:s text:c="7"/></text:p>
          </table:table-cell>
          <table:table-cell office:value-type="float" office:value="0.298245614035088" calcext:value-type="float">
            <text:p>0.298245614035088</text:p>
          </table:table-cell>
        </table:table-row>
        <table:table-row table:style-name="ro1">
          <table:table-cell office:value-type="string" calcext:value-type="string">
            <text:p>LRAP: <text:s text:c="14"/></text:p>
          </table:table-cell>
          <table:table-cell office:value-type="float" office:value="0.631593311882326" calcext:value-type="float">
            <text:p>0.631593311882326</text:p>
          </table:table-cell>
        </table:table-row>
        <table:table-row table:style-name="ro1">
          <table:table-cell office:value-type="string" calcext:value-type="string">
            <text:p>True positives: <text:s text:c="4"/>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False positives: <text:s text:c="3"/>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False negatives: <text:s text:c="3"/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cuments evaluated:</text:p>
          </table:table-cell>
          <table:table-cell office:value-type="float" office:value="38" calcext:value-type="float">
            <text:p>38</text:p>
          </table:table-cell>
        </table:table-row>
      </table:table>
      <table:table table:name="evaltest_tfidf_split4_level2" table:style-name="ta1">
        <table:table-source xlink:type="simple" xlink:href="../evaltest_tfidf_split4_level2.out" table:table-name="evaltest_tfidf_split4_level2" table:filter-name="Text - txt - csv (StarCalc)" table:filter-options="9,34,76,1,,0,false,false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Precision (doc avg):</text:p>
          </table:table-cell>
          <table:table-cell office:value-type="float" office:value="0.283653846153846" calcext:value-type="float">
            <text:p>0.283653846153846</text:p>
          </table:table-cell>
        </table:table-row>
        <table:table-row table:style-name="ro1">
          <table:table-cell office:value-type="string" calcext:value-type="string">
            <text:p>Recall (doc avg): <text:s text:c="2"/></text:p>
          </table:table-cell>
          <table:table-cell office:value-type="float" office:value="0.903846153846154" calcext:value-type="float">
            <text:p>0.903846153846154</text:p>
          </table:table-cell>
        </table:table-row>
        <table:table-row table:style-name="ro1">
          <table:table-cell office:value-type="string" calcext:value-type="string">
            <text:p>F1 score (doc avg): </text:p>
          </table:table-cell>
          <table:table-cell office:value-type="float" office:value="0.423076923076923" calcext:value-type="float">
            <text:p>0.423076923076923</text:p>
          </table:table-cell>
        </table:table-row>
        <table:table-row table:style-name="ro1">
          <table:table-cell office:value-type="string" calcext:value-type="string">
            <text:p>Precision (conc avg):</text:p>
          </table:table-cell>
          <table:table-cell office:value-type="float" office:value="0.000679943976806936" calcext:value-type="float">
            <text:p>0.000679943976807</text:p>
          </table:table-cell>
        </table:table-row>
        <table:table-row table:style-name="ro1">
          <table:table-cell office:value-type="string" calcext:value-type="string">
            <text:p>Recall (conc avg): <text:s/></text:p>
          </table:table-cell>
          <table:table-cell office:value-type="float" office:value="0.00231986899563319" calcext:value-type="float">
            <text:p>0.002319868995633</text:p>
          </table:table-cell>
        </table:table-row>
        <table:table-row table:style-name="ro1">
          <table:table-cell office:value-type="string" calcext:value-type="string">
            <text:p>F1 score (conc avg):</text:p>
          </table:table-cell>
          <table:table-cell office:value-type="float" office:value="0.00101308208873069" calcext:value-type="float">
            <text:p>0.001013082088731</text:p>
          </table:table-cell>
        </table:table-row>
        <table:table-row table:style-name="ro1">
          <table:table-cell office:value-type="string" calcext:value-type="string">
            <text:p>Precision (microavg):</text:p>
          </table:table-cell>
          <table:table-cell office:value-type="float" office:value="0.283653846153846" calcext:value-type="float">
            <text:p>0.283653846153846</text:p>
          </table:table-cell>
        </table:table-row>
        <table:table-row table:style-name="ro1">
          <table:table-cell office:value-type="string" calcext:value-type="string">
            <text:p>Recall (microavg): <text:s/></text:p>
          </table:table-cell>
          <table:table-cell office:value-type="float" office:value="0.951612903225806" calcext:value-type="float">
            <text:p>0.951612903225806</text:p>
          </table:table-cell>
        </table:table-row>
        <table:table-row table:style-name="ro1">
          <table:table-cell office:value-type="string" calcext:value-type="string">
            <text:p>F1 score (microavg):</text:p>
          </table:table-cell>
          <table:table-cell office:value-type="float" office:value="0.437037037037037" calcext:value-type="float">
            <text:p>0.437037037037037</text:p>
          </table:table-cell>
        </table:table-row>
        <table:table-row table:style-name="ro1">
          <table:table-cell office:value-type="string" calcext:value-type="string">
            <text:p>NDCG: <text:s text:c="14"/></text:p>
          </table:table-cell>
          <table:table-cell office:value-type="float" office:value="0.702515879294838" calcext:value-type="float">
            <text:p>0.702515879294838</text:p>
          </table:table-cell>
        </table:table-row>
        <table:table-row table:style-name="ro1">
          <table:table-cell office:value-type="string" calcext:value-type="string">
            <text:p>NDCG@5: <text:s text:c="12"/></text:p>
          </table:table-cell>
          <table:table-cell office:value-type="float" office:value="0.702515879294838" calcext:value-type="float">
            <text:p>0.702515879294838</text:p>
          </table:table-cell>
        </table:table-row>
        <table:table-row table:style-name="ro1">
          <table:table-cell office:value-type="string" calcext:value-type="string">
            <text:p>NDCG@10: <text:s text:c="11"/></text:p>
          </table:table-cell>
          <table:table-cell office:value-type="float" office:value="0.702515879294838" calcext:value-type="float">
            <text:p>0.702515879294838</text:p>
          </table:table-cell>
        </table:table-row>
        <table:table-row table:style-name="ro1">
          <table:table-cell office:value-type="string" calcext:value-type="string">
            <text:p>Precision@1: <text:s text:c="7"/></text:p>
          </table:table-cell>
          <table:table-cell office:value-type="float" office:value="0.307692307692308" calcext:value-type="float">
            <text:p>0.307692307692308</text:p>
          </table:table-cell>
        </table:table-row>
        <table:table-row table:style-name="ro1">
          <table:table-cell office:value-type="string" calcext:value-type="string">
            <text:p>Precision@3: <text:s text:c="7"/></text:p>
          </table:table-cell>
          <table:table-cell office:value-type="float" office:value="0.32051282051282" calcext:value-type="float">
            <text:p>0.32051282051282</text:p>
          </table:table-cell>
        </table:table-row>
        <table:table-row table:style-name="ro1">
          <table:table-cell office:value-type="string" calcext:value-type="string">
            <text:p>Precision@5: <text:s text:c="7"/></text:p>
          </table:table-cell>
          <table:table-cell office:value-type="float" office:value="0.283653846153846" calcext:value-type="float">
            <text:p>0.283653846153846</text:p>
          </table:table-cell>
        </table:table-row>
        <table:table-row table:style-name="ro1">
          <table:table-cell office:value-type="string" calcext:value-type="string">
            <text:p>LRAP: <text:s text:c="14"/></text:p>
          </table:table-cell>
          <table:table-cell office:value-type="float" office:value="0.602595593998432" calcext:value-type="float">
            <text:p>0.602595593998432</text:p>
          </table:table-cell>
        </table:table-row>
        <table:table-row table:style-name="ro1">
          <table:table-cell office:value-type="string" calcext:value-type="string">
            <text:p>True positives: <text:s text:c="4"/>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False positives: <text:s text:c="3"/>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False negatives: <text:s text:c="3"/>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ocuments evaluated:</text:p>
          </table:table-cell>
          <table:table-cell office:value-type="float" office:value="52" calcext:value-type="float">
            <text:p>52</text:p>
          </table:table-cell>
        </table:table-row>
      </table:table>
      <table:table table:name="evaltest_tfidf_split3_level2" table:style-name="ta1">
        <table:table-source xlink:type="simple" xlink:href="../evaltest_tfidf_split3_level2.out" table:table-name="evaltest_tfidf_split3_level2" table:filter-name="Text - txt - csv (StarCalc)" table:filter-options="9,34,76,1,,0,false,false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Precision (doc avg):</text:p>
          </table:table-cell>
          <table:table-cell office:value-type="float" office:value="0.277173913043478" calcext:value-type="float">
            <text:p>0.277173913043478</text:p>
          </table:table-cell>
        </table:table-row>
        <table:table-row table:style-name="ro1">
          <table:table-cell office:value-type="string" calcext:value-type="string">
            <text:p>Recall (doc avg): <text:s text:c="2"/></text:p>
          </table:table-cell>
          <table:table-cell office:value-type="float" office:value="0.934782608695652" calcext:value-type="float">
            <text:p>0.934782608695652</text:p>
          </table:table-cell>
        </table:table-row>
        <table:table-row table:style-name="ro1">
          <table:table-cell office:value-type="string" calcext:value-type="string">
            <text:p>F1 score (doc avg): </text:p>
          </table:table-cell>
          <table:table-cell office:value-type="float" office:value="0.420289855072464" calcext:value-type="float">
            <text:p>0.420289855072464</text:p>
          </table:table-cell>
        </table:table-row>
        <table:table-row table:style-name="ro1">
          <table:table-cell office:value-type="string" calcext:value-type="string">
            <text:p>Precision (conc avg):</text:p>
          </table:table-cell>
          <table:table-cell office:value-type="float" office:value="0.000714395959140551" calcext:value-type="float">
            <text:p>0.000714395959141</text:p>
          </table:table-cell>
        </table:table-row>
        <table:table-row table:style-name="ro1">
          <table:table-cell office:value-type="string" calcext:value-type="string">
            <text:p>Recall (conc avg): <text:s/></text:p>
          </table:table-cell>
          <table:table-cell office:value-type="float" office:value="0.00258745621191036" calcext:value-type="float">
            <text:p>0.00258745621191</text:p>
          </table:table-cell>
        </table:table-row>
        <table:table-row table:style-name="ro1">
          <table:table-cell office:value-type="string" calcext:value-type="string">
            <text:p>F1 score (conc avg):</text:p>
          </table:table-cell>
          <table:table-cell office:value-type="float" office:value="0.00106418113096767" calcext:value-type="float">
            <text:p>0.001064181130968</text:p>
          </table:table-cell>
        </table:table-row>
        <table:table-row table:style-name="ro1">
          <table:table-cell office:value-type="string" calcext:value-type="string">
            <text:p>Precision (microavg):</text:p>
          </table:table-cell>
          <table:table-cell office:value-type="float" office:value="0.289772727272727" calcext:value-type="float">
            <text:p>0.289772727272727</text:p>
          </table:table-cell>
        </table:table-row>
        <table:table-row table:style-name="ro1">
          <table:table-cell office:value-type="string" calcext:value-type="string">
            <text:p>Recall (microavg): <text:s/></text:p>
          </table:table-cell>
          <table:table-cell office:value-type="float" office:value="0.944444444444444" calcext:value-type="float">
            <text:p>0.944444444444444</text:p>
          </table:table-cell>
        </table:table-row>
        <table:table-row table:style-name="ro1">
          <table:table-cell office:value-type="string" calcext:value-type="string">
            <text:p>F1 score (microavg):</text:p>
          </table:table-cell>
          <table:table-cell office:value-type="float" office:value="0.443478260869565" calcext:value-type="float">
            <text:p>0.443478260869565</text:p>
          </table:table-cell>
        </table:table-row>
        <table:table-row table:style-name="ro1">
          <table:table-cell office:value-type="string" calcext:value-type="string">
            <text:p>NDCG: <text:s text:c="14"/></text:p>
          </table:table-cell>
          <table:table-cell office:value-type="float" office:value="0.721824925487016" calcext:value-type="float">
            <text:p>0.721824925487016</text:p>
          </table:table-cell>
        </table:table-row>
        <table:table-row table:style-name="ro1">
          <table:table-cell office:value-type="string" calcext:value-type="string">
            <text:p>NDCG@5: <text:s text:c="12"/></text:p>
          </table:table-cell>
          <table:table-cell office:value-type="float" office:value="0.721824925487016" calcext:value-type="float">
            <text:p>0.721824925487016</text:p>
          </table:table-cell>
        </table:table-row>
        <table:table-row table:style-name="ro1">
          <table:table-cell office:value-type="string" calcext:value-type="string">
            <text:p>NDCG@10: <text:s text:c="11"/></text:p>
          </table:table-cell>
          <table:table-cell office:value-type="float" office:value="0.721824925487016" calcext:value-type="float">
            <text:p>0.721824925487016</text:p>
          </table:table-cell>
        </table:table-row>
        <table:table-row table:style-name="ro1">
          <table:table-cell office:value-type="string" calcext:value-type="string">
            <text:p>Precision@1: <text:s text:c="7"/></text:p>
          </table:table-cell>
          <table:table-cell office:value-type="float" office:value="0.456521739130435" calcext:value-type="float">
            <text:p>0.456521739130435</text:p>
          </table:table-cell>
        </table:table-row>
        <table:table-row table:style-name="ro1">
          <table:table-cell office:value-type="string" calcext:value-type="string">
            <text:p>Precision@3: <text:s text:c="7"/></text:p>
          </table:table-cell>
          <table:table-cell office:value-type="float" office:value="0.333333333333333" calcext:value-type="float">
            <text:p>0.333333333333333</text:p>
          </table:table-cell>
        </table:table-row>
        <table:table-row table:style-name="ro1">
          <table:table-cell office:value-type="string" calcext:value-type="string">
            <text:p>Precision@5: <text:s text:c="7"/></text:p>
          </table:table-cell>
          <table:table-cell office:value-type="float" office:value="0.277173913043478" calcext:value-type="float">
            <text:p>0.277173913043478</text:p>
          </table:table-cell>
        </table:table-row>
        <table:table-row table:style-name="ro1">
          <table:table-cell office:value-type="string" calcext:value-type="string">
            <text:p>LRAP: <text:s text:c="14"/></text:p>
          </table:table-cell>
          <table:table-cell office:value-type="float" office:value="0.644963135244605" calcext:value-type="float">
            <text:p>0.644963135244605</text:p>
          </table:table-cell>
        </table:table-row>
        <table:table-row table:style-name="ro1">
          <table:table-cell office:value-type="string" calcext:value-type="string">
            <text:p>True positives: <text:s text:c="4"/>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False positives: <text:s text:c="3"/>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False negatives: <text:s text:c="3"/>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ocuments evaluated:</text:p>
          </table:table-cell>
          <table:table-cell office:value-type="float" office:value="46" calcext:value-type="float">
            <text:p>46</text:p>
          </table:table-cell>
        </table:table-row>
      </table:table>
      <table:table table:name="evaltest_tfidf_split2_level2" table:style-name="ta1">
        <table:table-source xlink:type="simple" xlink:href="../evaltest_tfidf_split2_level2.out" table:table-name="evaltest_tfidf_split2_level2" table:filter-name="Text - txt - csv (StarCalc)" table:filter-options="9,34,76,1,,0,false,false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Precision (doc avg):</text:p>
          </table:table-cell>
          <table:table-cell office:value-type="float" office:value="0.298780487804878" calcext:value-type="float">
            <text:p>0.298780487804878</text:p>
          </table:table-cell>
        </table:table-row>
        <table:table-row table:style-name="ro1">
          <table:table-cell office:value-type="string" calcext:value-type="string">
            <text:p>Recall (doc avg): <text:s text:c="2"/></text:p>
          </table:table-cell>
          <table:table-cell office:value-type="float" office:value="0.951219512195122" calcext:value-type="float">
            <text:p>0.951219512195122</text:p>
          </table:table-cell>
        </table:table-row>
        <table:table-row table:style-name="ro1">
          <table:table-cell office:value-type="string" calcext:value-type="string">
            <text:p>F1 score (doc avg): </text:p>
          </table:table-cell>
          <table:table-cell office:value-type="float" office:value="0.445528455284553" calcext:value-type="float">
            <text:p>0.445528455284553</text:p>
          </table:table-cell>
        </table:table-row>
        <table:table-row table:style-name="ro1">
          <table:table-cell office:value-type="string" calcext:value-type="string">
            <text:p>Precision (conc avg):</text:p>
          </table:table-cell>
          <table:table-cell office:value-type="float" office:value="0.000681698788455856" calcext:value-type="float">
            <text:p>0.000681698788456</text:p>
          </table:table-cell>
        </table:table-row>
        <table:table-row table:style-name="ro1">
          <table:table-cell office:value-type="string" calcext:value-type="string">
            <text:p>Recall (conc avg): <text:s/></text:p>
          </table:table-cell>
          <table:table-cell office:value-type="float" office:value="0.00215308102862688" calcext:value-type="float">
            <text:p>0.002153081028627</text:p>
          </table:table-cell>
        </table:table-row>
        <table:table-row table:style-name="ro1">
          <table:table-cell office:value-type="string" calcext:value-type="string">
            <text:p>F1 score (conc avg):</text:p>
          </table:table-cell>
          <table:table-cell office:value-type="float" office:value="0.0009851725418508" calcext:value-type="float">
            <text:p>0.000985172541851</text:p>
          </table:table-cell>
        </table:table-row>
        <table:table-row table:style-name="ro1">
          <table:table-cell office:value-type="string" calcext:value-type="string">
            <text:p>Precision (microavg):</text:p>
          </table:table-cell>
          <table:table-cell office:value-type="float" office:value="0.30625" calcext:value-type="float">
            <text:p>0.30625</text:p>
          </table:table-cell>
        </table:table-row>
        <table:table-row table:style-name="ro1">
          <table:table-cell office:value-type="string" calcext:value-type="string">
            <text:p>Recall (microavg): <text:s/></text:p>
          </table:table-cell>
          <table:table-cell office:value-type="float" office:value="0.98" calcext:value-type="float">
            <text:p>0.98</text:p>
          </table:table-cell>
        </table:table-row>
        <table:table-row table:style-name="ro1">
          <table:table-cell office:value-type="string" calcext:value-type="string">
            <text:p>F1 score (microavg):</text:p>
          </table:table-cell>
          <table:table-cell office:value-type="float" office:value="0.466666666666667" calcext:value-type="float">
            <text:p>0.466666666666667</text:p>
          </table:table-cell>
        </table:table-row>
        <table:table-row table:style-name="ro1">
          <table:table-cell office:value-type="string" calcext:value-type="string">
            <text:p>NDCG: <text:s text:c="14"/></text:p>
          </table:table-cell>
          <table:table-cell office:value-type="float" office:value="0.731681991222835" calcext:value-type="float">
            <text:p>0.731681991222835</text:p>
          </table:table-cell>
        </table:table-row>
        <table:table-row table:style-name="ro1">
          <table:table-cell office:value-type="string" calcext:value-type="string">
            <text:p>NDCG@5: <text:s text:c="12"/></text:p>
          </table:table-cell>
          <table:table-cell office:value-type="float" office:value="0.731681991222835" calcext:value-type="float">
            <text:p>0.731681991222835</text:p>
          </table:table-cell>
        </table:table-row>
        <table:table-row table:style-name="ro1">
          <table:table-cell office:value-type="string" calcext:value-type="string">
            <text:p>NDCG@10: <text:s text:c="11"/></text:p>
          </table:table-cell>
          <table:table-cell office:value-type="float" office:value="0.731681991222835" calcext:value-type="float">
            <text:p>0.731681991222835</text:p>
          </table:table-cell>
        </table:table-row>
        <table:table-row table:style-name="ro1">
          <table:table-cell office:value-type="string" calcext:value-type="string">
            <text:p>Precision@1: <text:s text:c="7"/></text:p>
          </table:table-cell>
          <table:table-cell office:value-type="float" office:value="0.390243902439024" calcext:value-type="float">
            <text:p>0.390243902439024</text:p>
          </table:table-cell>
        </table:table-row>
        <table:table-row table:style-name="ro1">
          <table:table-cell office:value-type="string" calcext:value-type="string">
            <text:p>Precision@3: <text:s text:c="7"/></text:p>
          </table:table-cell>
          <table:table-cell office:value-type="float" office:value="0.333333333333333" calcext:value-type="float">
            <text:p>0.333333333333333</text:p>
          </table:table-cell>
        </table:table-row>
        <table:table-row table:style-name="ro1">
          <table:table-cell office:value-type="string" calcext:value-type="string">
            <text:p>Precision@5: <text:s text:c="7"/></text:p>
          </table:table-cell>
          <table:table-cell office:value-type="float" office:value="0.298780487804878" calcext:value-type="float">
            <text:p>0.298780487804878</text:p>
          </table:table-cell>
        </table:table-row>
        <table:table-row table:style-name="ro1">
          <table:table-cell office:value-type="string" calcext:value-type="string">
            <text:p>LRAP: <text:s text:c="14"/></text:p>
          </table:table-cell>
          <table:table-cell office:value-type="float" office:value="0.642289736216139" calcext:value-type="float">
            <text:p>0.642289736216139</text:p>
          </table:table-cell>
        </table:table-row>
        <table:table-row table:style-name="ro1">
          <table:table-cell office:value-type="string" calcext:value-type="string">
            <text:p>True positives: <text:s text:c="4"/>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False positives: <text:s text:c="3"/>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False negatives: <text:s text:c="3"/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cuments evaluated:</text:p>
          </table:table-cell>
          <table:table-cell office:value-type="float" office:value="41" calcext:value-type="float">
            <text:p>41</text:p>
          </table:table-cell>
        </table:table-row>
      </table:table>
      <table:table table:name="evaltest_tfidf_split1_level2" table:style-name="ta1">
        <table:table-source xlink:type="simple" xlink:href="../evaltest_tfidf_split1_level2.out" table:table-name="evaltest_tfidf_split1_level2" table:filter-name="Text - txt - csv (StarCalc)" table:filter-options="9,34,76,1,,0,false,false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Precision (doc avg):</text:p>
          </table:table-cell>
          <table:table-cell office:value-type="float" office:value="0.280701754385965" calcext:value-type="float">
            <text:p>0.280701754385965</text:p>
          </table:table-cell>
        </table:table-row>
        <table:table-row table:style-name="ro1">
          <table:table-cell office:value-type="string" calcext:value-type="string">
            <text:p>Recall (doc avg): <text:s text:c="2"/></text:p>
          </table:table-cell>
          <table:table-cell office:value-type="float" office:value="0.947368421052632" calcext:value-type="float">
            <text:p>0.947368421052632</text:p>
          </table:table-cell>
        </table:table-row>
        <table:table-row table:style-name="ro1">
          <table:table-cell office:value-type="string" calcext:value-type="string">
            <text:p>F1 score (doc avg): </text:p>
          </table:table-cell>
          <table:table-cell office:value-type="float" office:value="0.425730994152047" calcext:value-type="float">
            <text:p>0.425730994152047</text:p>
          </table:table-cell>
        </table:table-row>
        <table:table-row table:style-name="ro1">
          <table:table-cell office:value-type="string" calcext:value-type="string">
            <text:p>Precision (conc avg):</text:p>
          </table:table-cell>
          <table:table-cell office:value-type="float" office:value="0.000647181723384657" calcext:value-type="float">
            <text:p>0.000647181723385</text:p>
          </table:table-cell>
        </table:table-row>
        <table:table-row table:style-name="ro1">
          <table:table-cell office:value-type="string" calcext:value-type="string">
            <text:p>Recall (conc avg): <text:s/></text:p>
          </table:table-cell>
          <table:table-cell office:value-type="float" office:value="0.0020924308588064" calcext:value-type="float">
            <text:p>0.002092430858806</text:p>
          </table:table-cell>
        </table:table-row>
        <table:table-row table:style-name="ro1">
          <table:table-cell office:value-type="string" calcext:value-type="string">
            <text:p>F1 score (conc avg):</text:p>
          </table:table-cell>
          <table:table-cell office:value-type="float" office:value="0.00096589334699606" calcext:value-type="float">
            <text:p>0.000965893346996</text:p>
          </table:table-cell>
        </table:table-row>
        <table:table-row table:style-name="ro1">
          <table:table-cell office:value-type="string" calcext:value-type="string">
            <text:p>Precision (microavg):</text:p>
          </table:table-cell>
          <table:table-cell office:value-type="float" office:value="0.285714285714286" calcext:value-type="float">
            <text:p>0.285714285714286</text:p>
          </table:table-cell>
        </table:table-row>
        <table:table-row table:style-name="ro1">
          <table:table-cell office:value-type="string" calcext:value-type="string">
            <text:p>Recall (microavg): <text:s/></text:p>
          </table:table-cell>
          <table:table-cell office:value-type="float" office:value="0.96969696969697" calcext:value-type="float">
            <text:p>0.96969696969697</text:p>
          </table:table-cell>
        </table:table-row>
        <table:table-row table:style-name="ro1">
          <table:table-cell office:value-type="string" calcext:value-type="string">
            <text:p>F1 score (microavg):</text:p>
          </table:table-cell>
          <table:table-cell office:value-type="float" office:value="0.441379310344828" calcext:value-type="float">
            <text:p>0.441379310344828</text:p>
          </table:table-cell>
        </table:table-row>
        <table:table-row table:style-name="ro1">
          <table:table-cell office:value-type="string" calcext:value-type="string">
            <text:p>NDCG: <text:s text:c="14"/></text:p>
          </table:table-cell>
          <table:table-cell office:value-type="float" office:value="0.740963514336792" calcext:value-type="float">
            <text:p>0.740963514336792</text:p>
          </table:table-cell>
        </table:table-row>
        <table:table-row table:style-name="ro1">
          <table:table-cell office:value-type="string" calcext:value-type="string">
            <text:p>NDCG@5: <text:s text:c="12"/></text:p>
          </table:table-cell>
          <table:table-cell office:value-type="float" office:value="0.740963514336792" calcext:value-type="float">
            <text:p>0.740963514336792</text:p>
          </table:table-cell>
        </table:table-row>
        <table:table-row table:style-name="ro1">
          <table:table-cell office:value-type="string" calcext:value-type="string">
            <text:p>NDCG@10: <text:s text:c="11"/></text:p>
          </table:table-cell>
          <table:table-cell office:value-type="float" office:value="0.740963514336792" calcext:value-type="float">
            <text:p>0.740963514336792</text:p>
          </table:table-cell>
        </table:table-row>
        <table:table-row table:style-name="ro1">
          <table:table-cell office:value-type="string" calcext:value-type="string">
            <text:p>Precision@1: <text:s text:c="7"/></text:p>
          </table:table-cell>
          <table:table-cell office:value-type="float" office:value="0.385964912280702" calcext:value-type="float">
            <text:p>0.385964912280702</text:p>
          </table:table-cell>
        </table:table-row>
        <table:table-row table:style-name="ro1">
          <table:table-cell office:value-type="string" calcext:value-type="string">
            <text:p>Precision@3: <text:s text:c="7"/></text:p>
          </table:table-cell>
          <table:table-cell office:value-type="float" office:value="0.333333333333333" calcext:value-type="float">
            <text:p>0.333333333333333</text:p>
          </table:table-cell>
        </table:table-row>
        <table:table-row table:style-name="ro1">
          <table:table-cell office:value-type="string" calcext:value-type="string">
            <text:p>Precision@5: <text:s text:c="7"/></text:p>
          </table:table-cell>
          <table:table-cell office:value-type="float" office:value="0.280701754385965" calcext:value-type="float">
            <text:p>0.280701754385965</text:p>
          </table:table-cell>
        </table:table-row>
        <table:table-row table:style-name="ro1">
          <table:table-cell office:value-type="string" calcext:value-type="string">
            <text:p>LRAP: <text:s text:c="14"/></text:p>
          </table:table-cell>
          <table:table-cell office:value-type="float" office:value="0.650603948006844" calcext:value-type="float">
            <text:p>0.650603948006844</text:p>
          </table:table-cell>
        </table:table-row>
        <table:table-row table:style-name="ro1">
          <table:table-cell office:value-type="string" calcext:value-type="string">
            <text:p>True positives: <text:s text:c="4"/>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False positives: <text:s text:c="3"/>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False negatives: <text:s text:c="3"/>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ocuments evaluated:</text:p>
          </table:table-cell>
          <table:table-cell office:value-type="float" office:value="57" calcext:value-type="float">
            <text:p>57</text:p>
          </table:table-cell>
        </table:table-row>
      </table:table>
      <table:table table:name="evaltest_tfidf_split0_level2" table:style-name="ta1">
        <table:table-source xlink:type="simple" xlink:href="../evaltest_tfidf_split0_level2.out" table:table-name="evaltest_tfidf_split0_level2" table:filter-name="Text - txt - csv (StarCalc)" table:filter-options="9,34,76,1,,0,false,false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Precision (doc avg):</text:p>
          </table:table-cell>
          <table:table-cell office:value-type="float" office:value="0.243243243243243" calcext:value-type="float">
            <text:p>0.243243243243243</text:p>
          </table:table-cell>
        </table:table-row>
        <table:table-row table:style-name="ro1">
          <table:table-cell office:value-type="string" calcext:value-type="string">
            <text:p>Recall (doc avg): <text:s text:c="2"/></text:p>
          </table:table-cell>
          <table:table-cell office:value-type="float" office:value="0.864864864864865" calcext:value-type="float">
            <text:p>0.864864864864865</text:p>
          </table:table-cell>
        </table:table-row>
        <table:table-row table:style-name="ro1">
          <table:table-cell office:value-type="string" calcext:value-type="string">
            <text:p>F1 score (doc avg): </text:p>
          </table:table-cell>
          <table:table-cell office:value-type="float" office:value="0.374774774774775" calcext:value-type="float">
            <text:p>0.374774774774775</text:p>
          </table:table-cell>
        </table:table-row>
        <table:table-row table:style-name="ro1">
          <table:table-cell office:value-type="string" calcext:value-type="string">
            <text:p>Precision (conc avg):</text:p>
          </table:table-cell>
          <table:table-cell office:value-type="float" office:value="0.000586876399031228" calcext:value-type="float">
            <text:p>0.000586876399031</text:p>
          </table:table-cell>
        </table:table-row>
        <table:table-row table:style-name="ro1">
          <table:table-cell office:value-type="string" calcext:value-type="string">
            <text:p>Recall (conc avg): <text:s/></text:p>
          </table:table-cell>
          <table:table-cell office:value-type="float" office:value="0.00201965065502183" calcext:value-type="float">
            <text:p>0.002019650655022</text:p>
          </table:table-cell>
        </table:table-row>
        <table:table-row table:style-name="ro1">
          <table:table-cell office:value-type="string" calcext:value-type="string">
            <text:p>F1 score (conc avg):</text:p>
          </table:table-cell>
          <table:table-cell office:value-type="float" office:value="0.000866885836933508" calcext:value-type="float">
            <text:p>0.000866885836934</text:p>
          </table:table-cell>
        </table:table-row>
        <table:table-row table:style-name="ro1">
          <table:table-cell office:value-type="string" calcext:value-type="string">
            <text:p>Precision (microavg):</text:p>
          </table:table-cell>
          <table:table-cell office:value-type="float" office:value="0.262773722627737" calcext:value-type="float">
            <text:p>0.262773722627737</text:p>
          </table:table-cell>
        </table:table-row>
        <table:table-row table:style-name="ro1">
          <table:table-cell office:value-type="string" calcext:value-type="string">
            <text:p>Recall (microavg): <text:s/></text:p>
          </table:table-cell>
          <table:table-cell office:value-type="float" office:value="0.923076923076923" calcext:value-type="float">
            <text:p>0.923076923076923</text:p>
          </table:table-cell>
        </table:table-row>
        <table:table-row table:style-name="ro1">
          <table:table-cell office:value-type="string" calcext:value-type="string">
            <text:p>F1 score (microavg):</text:p>
          </table:table-cell>
          <table:table-cell office:value-type="float" office:value="0.409090909090909" calcext:value-type="float">
            <text:p>0.409090909090909</text:p>
          </table:table-cell>
        </table:table-row>
        <table:table-row table:style-name="ro1">
          <table:table-cell office:value-type="string" calcext:value-type="string">
            <text:p>NDCG: <text:s text:c="14"/></text:p>
          </table:table-cell>
          <table:table-cell office:value-type="float" office:value="0.648921411625885" calcext:value-type="float">
            <text:p>0.648921411625885</text:p>
          </table:table-cell>
        </table:table-row>
        <table:table-row table:style-name="ro1">
          <table:table-cell office:value-type="string" calcext:value-type="string">
            <text:p>NDCG@5: <text:s text:c="12"/></text:p>
          </table:table-cell>
          <table:table-cell office:value-type="float" office:value="0.648921411625885" calcext:value-type="float">
            <text:p>0.648921411625885</text:p>
          </table:table-cell>
        </table:table-row>
        <table:table-row table:style-name="ro1">
          <table:table-cell office:value-type="string" calcext:value-type="string">
            <text:p>NDCG@10: <text:s text:c="11"/></text:p>
          </table:table-cell>
          <table:table-cell office:value-type="float" office:value="0.648921411625885" calcext:value-type="float">
            <text:p>0.648921411625885</text:p>
          </table:table-cell>
        </table:table-row>
        <table:table-row table:style-name="ro1">
          <table:table-cell office:value-type="string" calcext:value-type="string">
            <text:p>Precision@1: <text:s text:c="7"/></text:p>
          </table:table-cell>
          <table:table-cell office:value-type="float" office:value="0.27027027027027" calcext:value-type="float">
            <text:p>0.27027027027027</text:p>
          </table:table-cell>
        </table:table-row>
        <table:table-row table:style-name="ro1">
          <table:table-cell office:value-type="string" calcext:value-type="string">
            <text:p>Precision@3: <text:s text:c="7"/></text:p>
          </table:table-cell>
          <table:table-cell office:value-type="float" office:value="0.306306306306306" calcext:value-type="float">
            <text:p>0.306306306306306</text:p>
          </table:table-cell>
        </table:table-row>
        <table:table-row table:style-name="ro1">
          <table:table-cell office:value-type="string" calcext:value-type="string">
            <text:p>Precision@5: <text:s text:c="7"/></text:p>
          </table:table-cell>
          <table:table-cell office:value-type="float" office:value="0.243243243243243" calcext:value-type="float">
            <text:p>0.243243243243243</text:p>
          </table:table-cell>
        </table:table-row>
        <table:table-row table:style-name="ro1">
          <table:table-cell office:value-type="string" calcext:value-type="string">
            <text:p>LRAP: <text:s text:c="14"/></text:p>
          </table:table-cell>
          <table:table-cell office:value-type="float" office:value="0.554098312286085" calcext:value-type="float">
            <text:p>0.554098312286085</text:p>
          </table:table-cell>
        </table:table-row>
        <table:table-row table:style-name="ro1">
          <table:table-cell office:value-type="string" calcext:value-type="string">
            <text:p>True positives: <text:s text:c="4"/>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False positives: <text:s text:c="3"/>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False negatives: <text:s text:c="3"/>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ocuments evaluated:</text:p>
          </table:table-cell>
          <table:table-cell office:value-type="float" office:value="37" calcext:value-type="float">
            <text:p>3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1">00/00/0000</text:date>, <text:time style:data-style-name="N2" text:time-value="10:45:17.6195993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31T15:03:12.582153985</meta:creation-date>
    <dc:date>2019-11-01T10:46:32.436378392</dc:date>
    <meta:editing-duration>PT6M32S</meta:editing-duration>
    <meta:editing-cycles>2</meta:editing-cycles>
    <meta:generator>LibreOffice/6.0.7.3$Linux_X86_64 LibreOffice_project/00m0$Build-3</meta:generator>
    <meta:document-statistic meta:table-count="11" meta:cell-count="504" meta:object-count="0"/>
  </office:meta>
</office:document-meta>
</file>